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99ffff" draw:textarea-vertical-align="middle"/>
    </style:style>
    <style:style style:name="gr3" style:family="graphic" style:parent-style-name="standard">
      <style:graphic-properties draw:fill="solid" draw:fill-color="#ffffcc"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fill="solid" draw:fill-color="#ffffcc" draw:textarea-vertical-align="top"/>
    </style:style>
    <style:style style:name="gr6" style:family="graphic" style:parent-style-name="standard">
      <style:graphic-properties draw:textarea-vertical-align="middle"/>
    </style:style>
    <style:style style:name="gr7" style:family="graphic" style:parent-style-name="standard">
      <style:graphic-properties draw:fill="solid" draw:fill-color="#ffffcc" draw:textarea-vertical-align="middle"/>
    </style:style>
    <style:style style:name="gr8" style:family="graphic" style:parent-style-name="standard">
      <style:graphic-properties draw:fill="solid" draw:fill-color="#33ff99" draw:textarea-vertical-align="middle"/>
    </style:style>
    <style:style style:name="gr9" style:family="graphic" style:parent-style-name="standard">
      <style:graphic-properties draw:fill="solid" draw:fill-color="#66ff99" draw:textarea-vertical-align="middle"/>
    </style:style>
    <style:style style:name="gr10" style:family="graphic" style:parent-style-name="standard">
      <style:graphic-properties draw:fill="solid" draw:fill-color="#33ff99"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textarea-vertical-align="top" draw:auto-grow-height="true" fo:min-height="15.21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737cm"/>
    </style:style>
    <style:style style:name="pr5" style:family="presentation" style:parent-style-name="Default-title">
      <style:graphic-properties fo:min-height="3.506cm"/>
    </style:style>
    <style:style style:name="pr6" style:family="presentation" style:parent-style-name="Default-outline1">
      <style:graphic-properties fo:min-height="13.859cm"/>
    </style:style>
    <style:style style:name="pr7" style:family="presentation" style:parent-style-name="Default-notes">
      <style:graphic-properties draw:fill-color="#ffffff" fo:min-height="12.572cm"/>
    </style:style>
    <style:style style:name="pr8" style:family="presentation" style:parent-style-name="Default-title">
      <style:graphic-properties draw:auto-grow-height="true" fo:min-height="2.211cm"/>
    </style:style>
    <style:style style:name="pr9" style:family="presentation" style:parent-style-name="Default-outline1">
      <style:graphic-properties fo:min-height="13.995cm"/>
    </style:style>
    <style:style style:name="pr10" style:family="presentation" style:parent-style-name="Default-subtitle" style:list-style-name="L2">
      <style:graphic-properties draw:fill-color="#ffffff" fo:min-height="13.859cm"/>
    </style:style>
    <style:style style:name="P1" style:family="paragraph">
      <style:paragraph-properties fo:text-align="start"/>
      <style:text-properties fo:font-size="22pt" style:font-size-asian="22pt" style:font-size-complex="22pt"/>
    </style:style>
    <style:style style:name="P2" style:family="paragraph">
      <style:paragraph-properties fo:text-align="start"/>
    </style:style>
    <style:style style:name="P3" style:family="paragraph">
      <style:paragraph-properties fo:margin-left="1.812cm" fo:margin-right="0cm" fo:text-align="start" fo:text-indent="-0.989cm"/>
    </style:style>
    <style:style style:name="P4" style:family="paragraph">
      <style:paragraph-properties fo:margin-left="0.262cm" fo:margin-right="0cm" fo:text-align="start" fo:text-indent="-0.262cm"/>
    </style:style>
    <style:style style:name="P5" style:family="paragraph">
      <style:paragraph-properties fo:margin-left="1.001cm" fo:margin-right="0cm" fo:text-align="start" fo:text-indent="-0.262cm"/>
    </style:style>
    <style:style style:name="P6" style:family="paragraph">
      <style:paragraph-properties fo:margin-left="0.739cm" fo:margin-right="0cm" fo:text-align="start" fo:text-indent="-0.262cm"/>
    </style:style>
    <style:style style:name="P7" style:family="paragraph">
      <style:text-properties fo:font-size="20pt"/>
    </style:style>
    <style:style style:name="P8" style:family="paragraph">
      <style:paragraph-properties fo:margin-left="0.477cm" fo:margin-right="0cm" fo:text-indent="-0.477cm"/>
    </style:style>
    <style:style style:name="P9" style:family="paragraph">
      <style:paragraph-properties fo:margin-left="0.477cm" fo:margin-right="0cm" fo:margin-top="0cm" fo:margin-bottom="0cm" fo:text-indent="-0.477cm"/>
    </style:style>
    <style:style style:name="P10" style:family="paragraph">
      <style:paragraph-properties fo:margin-top="0cm" fo:margin-bottom="0cm"/>
    </style:style>
    <style:style style:name="P11" style:family="paragraph">
      <style:paragraph-properties fo:margin-top="0cm" fo:margin-bottom="0.508cm"/>
    </style:style>
    <style:style style:name="P12" style:family="paragraph">
      <style:text-properties fo:color="#000000"/>
    </style:style>
    <style:style style:name="P13" style:family="paragraph">
      <style:text-properties fo:color="#ff3333"/>
    </style:style>
    <style:style style:name="P14" style:family="paragraph">
      <style:paragraph-properties fo:margin-left="0.477cm" fo:margin-right="0cm" fo:margin-top="0cm" fo:margin-bottom="0.09cm" fo:text-indent="-0.477cm"/>
    </style:style>
    <style:style style:name="P15" style:family="paragraph">
      <style:paragraph-properties fo:margin-left="0.855cm" fo:margin-right="0cm" fo:text-align="start" fo:text-indent="-0.855cm">
        <style:tab-stops>
          <style:tab-stop style:position="-0.027cm"/>
        </style:tab-stops>
      </style:paragraph-properties>
    </style:style>
    <style:style style:name="P16" style:family="paragraph">
      <style:paragraph-properties fo:margin-left="0.935cm" fo:margin-right="0cm" fo:text-align="start" fo:text-indent="-0.935cm">
        <style:tab-stops>
          <style:tab-stop style:position="0cm"/>
        </style:tab-stops>
      </style:paragraph-properties>
    </style:style>
    <style:style style:name="P17" style:family="paragraph">
      <style:paragraph-properties fo:margin-left="2.566cm" fo:margin-right="0cm" fo:text-align="start" fo:text-indent="0cm"/>
    </style:style>
    <style:style style:name="P18" style:family="paragraph">
      <style:paragraph-properties fo:margin-left="1.363cm" fo:margin-right="0cm" fo:text-align="start" fo:text-indent="0cm"/>
    </style:style>
    <style:style style:name="P19" style:family="paragraph">
      <style:paragraph-properties fo:text-align="center"/>
    </style:style>
    <style:style style:name="P20" style:family="paragraph">
      <style:paragraph-properties fo:text-align="center"/>
      <style:text-properties fo:font-size="12pt" style:font-size-asian="12pt" style:font-size-complex="12pt"/>
    </style:style>
    <style:style style:name="P21" style:family="paragraph">
      <style:paragraph-properties fo:margin-left="0.241cm" fo:margin-right="0cm" fo:text-align="start" fo:text-indent="0cm"/>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16pt" style:font-size-asian="16pt" style:font-size-complex="16pt"/>
    </style:style>
    <style:style style:name="T3" style:family="text">
      <style:text-properties fo:font-size="22pt" style:font-size-asian="22pt" style:font-size-complex="22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style:text-position="super 58%" fo:font-size="16pt" fo:font-weight="normal" style:font-size-asian="16pt" style:font-weight-asian="normal" style:font-size-complex="16pt" style:font-weight-complex="normal"/>
    </style:style>
    <style:style style:name="T6" style:family="text">
      <style:text-properties fo:color="#000000"/>
    </style:style>
    <style:style style:name="T7" style:family="text">
      <style:text-properties fo:font-size="13pt" style:font-size-asian="13pt" style:font-size-complex="13pt"/>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color="#ff3333"/>
    </style:style>
    <style:style style:name="T11" style:family="text">
      <style:text-properties fo:font-size="20pt" style:font-size-asian="20pt" style:font-size-complex="20pt"/>
    </style:style>
    <style:style style:name="T12" style:family="text">
      <style:text-properties fo:font-size="26pt" style:font-size-asian="26pt" style:font-size-complex="26pt"/>
    </style:style>
    <style:style style:name="T1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TA-DIY-BIG printer project </text:p>
          </draw:text-box>
        </draw:frame>
        <draw:frame presentation:style-name="pr2" draw:text-style-name="P1" draw:layer="layout" svg:width="25.199cm" svg:height="15.217cm" svg:x="1.4cm" svg:y="3.556cm" presentation:class="subtitle" presentation:user-transformed="true">
          <draw:text-box>
            <text:p/>
            <text:p/>
            <text:p>Meeting notes from 2019-11-26 meeting</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1.737cm" svg:x="1.4cm" svg:y="0.82cm" presentation:class="title" presentation:user-transformed="true">
          <draw:text-box>
            <text:p>Summary </text:p>
          </draw:text-box>
        </draw:frame>
        <draw:frame presentation:style-name="pr2" draw:text-style-name="P1" draw:layer="layout" svg:width="25.199cm" svg:height="15.217cm" svg:x="1.4cm" svg:y="3.556cm" presentation:class="subtitle" presentation:user-transformed="true">
          <draw:text-box>
            <text:p text:style-name="P2"><text:span text:style-name="T1">Agenda</text:span></text:p>
            <text:list text:style-name="L2">
              <text:list-item>
                <text:p text:style-name="P3"><text:span text:style-name="T2">Build "big decision flow chart" for the project.</text:span></text:p>
              </text:list-item>
              <text:list-item>
                <text:p text:style-name="P3"><text:span text:style-name="T2">Talk about a project name (I hate this part - someone please just pick a cool name)</text:span></text:p>
              </text:list-item>
              <text:list-item>
                <text:p text:style-name="P3"><text:span text:style-name="T2">Take a first crack a writing down the project goals and objectives.</text:span></text:p>
              </text:list-item>
            </text:list>
            <text:p text:style-name="P4"><text:span text:style-name="T3"/></text:p>
            <text:p text:style-name="P4"><text:span text:style-name="T1">Meeting Attendees:</text:span></text:p>
            <text:p text:style-name="P5"><text:span text:style-name="T4">Mike, Doug, Mark (came in late and reviewed our porposed decisions)</text:span></text:p>
            <text:p text:style-name="P5"><text:span text:style-name="T4"/></text:p>
            <text:p text:style-name="P4"><text:span text:style-name="T1">Meeting Notes</text:span></text:p>
            <text:list text:style-name="L1">
              <text:list-item>
                <text:p text:style-name="P6"><text:span text:style-name="T4">We reviewed the “big decision” flow charts, discussed several of the decisions we need to make and have proposals for them. Each proposed decision is documented on it's own page and will be open for public review, discussion, ridicule, etc via Slack until the next meeting (12/3, 9am). Those pages follow directly. In addition, on the decision flow chart pages, these proposed decisions are highlighted in Orange. </text:span></text:p>
              </text:list-item>
              <text:list-item>
                <text:p text:style-name="P6"><text:span text:style-name="T4">Project Name - One decision proposal we have is to highly leverage Mark McComsey's printer design (his 3</text:span><text:span text:style-name="T5">rd</text:span><text:span text:style-name="T4"> printer design). Since this will be a derivative of that, we decided to call the project the “Mark4” in his honor. </text:span></text:p>
              </text:list-item>
              <text:list-item>
                <text:p text:style-name="P6"><text:span text:style-name="T4">Project goals and objectives: We did a brief review, but there is probably more to be done here.</text:span></text:p>
              </text:list-item>
              <text:list-item>
                <text:p text:style-name="P6"><text:span text:style-name="T4">Short term goal: We have a short term goal (next 1-2 weeks) to identify ~$1200 of materials we can buy that will have a low risk of not being eventually used. We need this “low risk” bit because the design is not finalized and will not be before the budgeted money will expire. Things go on the shopping list as decisions get made.</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oposed Decisions</text:p>
          </draw:text-box>
        </draw:frame>
        <draw:frame presentation:style-name="pr6" draw:layer="layout" svg:width="25.199cm" svg:height="13.859cm" svg:x="1.4cm" svg:y="4.914cm" presentation:class="outline">
          <draw:text-box>
            <text:p>This section of the noted holds decisions we propose to lock in next week, including rationale. If you think we are heading in a wrong direction, please say something, including which other direction you think we should be heading.</text:p>
          </draw:text-box>
        </draw:frame>
        <presentation:notes draw:style-name="dp2">
          <draw:page-thumbnail draw:style-name="gr1"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2.211cm" svg:x="1.4cm" svg:y="0.837cm" presentation:class="title" presentation:user-transformed="true">
          <draw:text-box>
            <text:p>Location of printer?</text:p>
          </draw:text-box>
        </draw:frame>
        <draw:frame presentation:style-name="pr6" draw:layer="layout" svg:width="25.199cm" svg:height="13.859cm" svg:x="1.4cm" svg:y="3.302cm" presentation:class="outline" presentation:user-transformed="true">
          <draw:text-box>
            <text:p text:style-name="P8"><text:span text:style-name="T2">Proposed decision: </text:span><text:span text:style-name="T2"><text:line-break/></text:span><text:span text:style-name="T2">Printer will be located where exhaust fumes can be taken outside the building – proposed site is on the table under the exhaust hood. Depth of this bench is 700mm. </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Many materials we would like to print off-gas unpleasant fumes and need to be ducted . </text:span></text:p>
                <text:p text:style-name="P10"><text:span text:style-name="T2"/></text:p>
              </text:list-item>
            </text:list>
            <text:p text:style-name="P10"><text:span text:style-name="T2">Concerns</text:span></text:p>
            <text:list text:continue-numbering="true" text:style-name="L3">
              <text:list-item>
                <text:p text:style-name="P10"><text:span text:style-name="T2">Space under the hood needs to be shared with the kiln and planned ceramic printer.</text:span></text:p>
              </text:list-item>
              <text:list-item>
                <text:p><text:span text:style-name="T2">When placed on the existing bench, the print area for lox Z-axis values ( first layers and short parts) may be too high for easy observation. We may need to have a lower platform for the printer and duct exhaust to the fume hood.</text:span></text:p>
              </text:list-item>
            </text:list>
            <text:p text:style-name="P10"><text:span text:style-name="T2">What material items does this decision allow us to purchase?</text:span></text:p>
            <text:list text:continue-numbering="true" text:style-name="L3">
              <text:list-item>
                <text:p text:style-name="P10"><text:span text:style-name="T2"/></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5.199cm" svg:height="2.211cm" svg:x="1.4cm" svg:y="0.837cm" presentation:class="title" presentation:user-transformed="true">
          <draw:text-box>
            <text:p>What printer style?</text:p>
          </draw:text-box>
        </draw:frame>
        <draw:frame presentation:style-name="pr6" draw:layer="layout" svg:width="25.199cm" svg:height="14.118cm" svg:x="1.4cm" svg:y="3.302cm" presentation:class="outline" presentation:user-transformed="true">
          <draw:text-box>
            <text:p text:style-name="P8"><text:span text:style-name="T2">Proposed decision: </text:span><text:span text:style-name="T2"><text:line-break/></text:span><text:span text:style-name="T2">Build a Core XY style printer. Lots of leverage from an existing design. </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No movement of the part being built means less moving mass. Lower torques that would tend to trip the part off the build plate and/or oppose the motion intended by the motors.</text:span></text:p>
              </text:list-item>
              <text:list-item>
                <text:p text:style-name="P10"><text:span text:style-name="T2">Why not Hbot? <text:s/>CoreXY designs are more stable than Hbot. Online reference (</text:span><text:span text:style-name="T2"><text:a xlink:href="http://www.doublejumpelectric.com/projects/core_xy/2014-07-15-core_xy/">http://www.doublejumpelectric.com/projects/core_xy/2014-07-15-core_xy/</text:a></text:span><text:span text:style-name="T2">) </text:span></text:p>
              </text:list-item>
              <text:list-item>
                <text:p text:style-name="P10"><text:span text:style-name="T2">Why not cartesian? A cartesian has 2 moving rails (one on X and one on Y). This means more moving mass, and the challenges associated with mass. </text:span></text:p>
              </text:list-item>
              <text:list-item>
                <text:p><text:span text:style-name="T2">Lots of leverage of an existing design means less risk of costly changes being required to meet part quality objectives. </text:span></text:p>
              </text:list-item>
            </text:list>
            <text:p text:style-name="P10"><text:span text:style-name="T2">Concerns</text:span></text:p>
            <text:list text:continue-numbering="true" text:style-name="L3">
              <text:list-item>
                <text:p text:style-name="P10"><text:span text:style-name="T2"/></text:p>
              </text:list-item>
            </text:list>
            <text:p text:style-name="P10"><text:span text:style-name="T2">What material items does this decision allow us to purchase?</text:span></text:p>
            <text:list text:continue-numbering="true" text:style-name="L3">
              <text:list-item>
                <text:p text:style-name="P10"><text:span text:style-name="T2"/></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7"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9cm" svg:height="2.211cm" svg:x="1.4cm" svg:y="0.837cm" presentation:class="title" presentation:user-transformed="true">
          <draw:text-box>
            <text:p>Design leverage from where?</text:p>
          </draw:text-box>
        </draw:frame>
        <draw:frame presentation:style-name="pr9" draw:layer="layout" svg:width="25.199cm" svg:height="13.995cm" svg:x="1.4cm" svg:y="3.302cm" presentation:class="outline" presentation:user-transformed="true">
          <draw:text-box>
            <text:p text:style-name="P8"><text:span text:style-name="T2">Proposed decision: </text:span><text:span text:style-name="T2"><text:line-break/></text:span><text:span text:style-name="T2">Make our design a close derivative of the printer Mark McComsey showed us on 11/24.</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Mark's design seems structurally very stable and robust.</text:span></text:p>
              </text:list-item>
              <text:list-item>
                <text:p text:style-name="P10"><text:span text:style-name="T2">The Belt layout does not contain fundamental design errors of belts not parallel to rails.</text:span></text:p>
              </text:list-item>
              <text:list-item>
                <text:p text:style-name="P10"><text:span text:style-name="T2">Mark has a design in Fusion 360 we can use.</text:span></text:p>
              </text:list-item>
              <text:list-item>
                <text:p text:style-name="P11"><text:span text:style-name="T2">Mark has demonstrated the easy manufacturability of his component parts.</text:span></text:p>
              </text:list-item>
            </text:list>
            <text:p text:style-name="P10"><text:span text:style-name="T2">Concerns</text:span></text:p>
            <text:list text:continue-numbering="true" text:style-name="L3">
              <text:list-item>
                <text:p><text:span text:style-name="T2">Mark is just getting started with his first prints now. What if changes are needed? We believe changes can be made without significant risk to materials we purchase. </text:span></text:p>
              </text:list-item>
            </text:list>
            <text:p text:style-name="P10"><text:span text:style-name="T2">What material items does this decision allow us to purchase?</text:span></text:p>
            <text:list text:continue-numbering="true" text:style-name="L3">
              <text:list-item>
                <text:p text:style-name="P10"><text:span text:style-name="T2">Aluminum plates for top and bottom (need to pick plate size)</text:span></text:p>
              </text:list-item>
              <text:list-item>
                <text:p text:style-name="P10"><text:span text:style-name="T2">4080 Aluminum extrusions for corner columns (need to pick a length)</text:span></text:p>
              </text:list-item>
              <text:list-item>
                <text:p text:style-name="P10"><text:span text:style-name="T2">Garolite sheet 24" x 24" x 1/4" sheet for electronics mount</text:span></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draw:page-thumbnail draw:style-name="gr1" draw:layer="layout" svg:width="13.968cm" svg:height="10.476cm" svg:x="3.81cm" svg:y="2.123cm" draw:page-number="6" presentation:class="page"/>
          <draw:frame presentation:style-name="pr7"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layer="layout" svg:width="25.199cm" svg:height="2.211cm" svg:x="1.4cm" svg:y="0.837cm" presentation:class="title" presentation:user-transformed="true">
          <draw:text-box>
            <text:p>Project Name?</text:p>
          </draw:text-box>
        </draw:frame>
        <draw:frame presentation:style-name="pr6" draw:layer="layout" svg:width="25.199cm" svg:height="13.859cm" svg:x="1.4cm" svg:y="3.302cm" presentation:class="outline" presentation:user-transformed="true">
          <draw:text-box>
            <text:p text:style-name="P8"><text:span text:style-name="T2">Proposed decision: </text:span><text:span text:style-name="T2"><text:line-break/></text:span><text:span text:style-name="T2">Name this printer “The Mark4”. </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Name is in honor of the high leverage from <text:s/>Mark McComsey's third printer design.</text:span></text:p>
                <text:p text:style-name="P10"><text:span text:style-name="T2"/></text:p>
              </text:list-item>
            </text:list>
            <text:p text:style-name="P10"><text:span text:style-name="T2">Concerns</text:span></text:p>
            <text:list text:continue-numbering="true" text:style-name="L3">
              <text:list-item>
                <text:p text:style-name="P10"><text:span text:style-name="T2"/></text:p>
                <text:p text:style-name="P10"><text:span text:style-name="T2"/></text:p>
              </text:list-item>
            </text:list>
            <text:p text:style-name="P10"><text:span text:style-name="T2">What material items does this decision allow us to purchase?</text:span></text:p>
            <text:list text:continue-numbering="true" text:style-name="L3">
              <text:list-item>
                <text:p text:style-name="P10"><text:span text:style-name="T2"/></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25.199cm" svg:height="2.211cm" svg:x="1.4cm" svg:y="0.837cm" presentation:class="title" presentation:user-transformed="true">
          <draw:text-box>
            <text:p>Build Plate Size?</text:p>
          </draw:text-box>
        </draw:frame>
        <draw:frame presentation:style-name="pr6" draw:layer="layout" svg:width="25.199cm" svg:height="14.118cm" svg:x="1.4cm" svg:y="3.302cm" presentation:class="outline" presentation:user-transformed="true">
          <draw:text-box>
            <text:p text:style-name="P8"><text:span text:style-name="T2">Proposed decision: </text:span><text:span text:style-name="T2"><text:line-break/></text:span><text:span text:style-name="T2">Printable area of 350mm (X) and 350mm (Y)</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This build plate size should enable printing of “helmet” sized objects</text:span></text:p>
                <text:p text:style-name="P10"><text:span text:style-name="T2"/></text:p>
              </text:list-item>
            </text:list>
            <text:p text:style-name="P10"><text:span text:style-name="T2">Concerns</text:span></text:p>
            <text:list text:continue-numbering="true" text:style-name="L3">
              <text:list-item>
                <text:p><text:span text:style-name="T2">Mark's printable <text:s/>Y dimension is only 290mm. After discussing with Mark, he feels it will be easy to extend the Y by starting with a larger aluminum plate (24” x 24”) </text:span></text:p>
              </text:list-item>
            </text:list>
            <text:p text:style-name="P10"><text:span text:style-name="T2">What material items does this decision allow us to purchase?</text:span></text:p>
            <text:list text:continue-numbering="true" text:style-name="L3">
              <text:list-item>
                <text:p text:style-name="P10"><text:span text:style-name="T2">Aluminum plates for top and bottom (need to pick plate size)</text:span></text:p>
              </text:list-item>
              <text:list-item>
                <text:p text:style-name="P10"><text:span text:style-name="T2">Aluminum plate for X-Bridge</text:span></text:p>
              </text:list-item>
              <text:list-item>
                <text:p text:style-name="P10"><text:span text:style-name="T2">4080 Aluminum extrusions for corner columns (need to pick a length)</text:span></text:p>
              </text:list-item>
              <text:list-item>
                <text:p text:style-name="P10"><text:span text:style-name="T2">Garolite sheet 24" x 24" x 1/4" sheet for electronics mount</text:span></text:p>
              </text:list-item>
              <text:list-item>
                <text:p text:style-name="P10"><text:span text:style-name="T2">X-Rails (400mm, track can be cut to shorter length if needed)</text:span></text:p>
              </text:list-item>
              <text:list-item>
                <text:p text:style-name="P10"><text:span text:style-name="T2">Y-Rails (500mm – track can be cut to shorter length if needed)</text:span></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draw:page-thumbnail draw:style-name="gr1" draw:layer="layout" svg:width="13.968cm" svg:height="10.476cm" svg:x="3.81cm" svg:y="2.123cm" draw:page-number="8" presentation:class="page"/>
          <draw:frame presentation:style-name="pr7"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8" draw:text-style-name="P12" draw:layer="layout" svg:width="25.199cm" svg:height="2.211cm" svg:x="1.4cm" svg:y="0.837cm" presentation:class="title" presentation:user-transformed="true">
          <draw:text-box>
            <text:p text:style-name="P12"><text:span text:style-name="T6">Part Max Z-Height?</text:span></text:p>
          </draw:text-box>
        </draw:frame>
        <draw:frame presentation:style-name="pr6" draw:layer="layout" svg:width="25.199cm" svg:height="13.859cm" svg:x="1.4cm" svg:y="3.302cm" presentation:class="outline" presentation:user-transformed="true">
          <draw:text-box>
            <text:p text:style-name="P8"><text:span text:style-name="T2">Proposed decision: </text:span><text:span text:style-name="T2"><text:line-break/></text:span><text:span text:style-name="T2">Max part size we can build inside Mark's frame design. <text:s/></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Mark reports his printer is designed to build parts up to 400mm tall</text:span></text:p>
              </text:list-item>
              <text:list-item>
                <text:p text:style-name="P10"><text:span text:style-name="T2">We have not locked in on a single-screw Z-axis support (vs 3 screw), but Mark's design supports a 500mm Z-screw, plus motor below it. We feel the frame materials that support this should allow us to build to the 400mm Mark achieved. </text:span></text:p>
                <text:p text:style-name="P10"><text:span text:style-name="T2"/></text:p>
              </text:list-item>
            </text:list>
            <text:p text:style-name="P10"><text:span text:style-name="T2">Concerns</text:span></text:p>
            <text:list text:continue-numbering="true" text:style-name="L3">
              <text:list-item>
                <text:p><text:span text:style-name="T2"><text:s/></text:span></text:p>
              </text:list-item>
            </text:list>
            <text:p text:style-name="P10"><text:span text:style-name="T2">What material items does this decision allow us to purchase?</text:span></text:p>
            <text:list text:continue-numbering="true" text:style-name="L3">
              <text:list-item>
                <text:p text:style-name="P10"><text:span text:style-name="T2">4080 Aluminum extrusions for corner columns </text:span></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7"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2.211cm" svg:x="1.4cm" svg:y="0.837cm" presentation:class="title" presentation:user-transformed="true">
          <draw:text-box>
            <text:p>Enclosed?</text:p>
          </draw:text-box>
        </draw:frame>
        <draw:frame presentation:style-name="pr6" draw:layer="layout" svg:width="25.199cm" svg:height="15.38cm" svg:x="1.4cm" svg:y="3.302cm" presentation:class="outline" presentation:user-transformed="true">
          <draw:text-box>
            <text:p text:style-name="P8"><text:span text:style-name="T2">Proposed decision: </text:span><text:span text:style-name="T2"><text:line-break/></text:span><text:span text:style-name="T2">Printer will be enclosed, and thermally controlled. Follow Mark's direction, using polycarbonate “greenhouse” panels for sides, front, and top enclosure.</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An enclosed printer enables the area around the part to be maintained at a constant temperature, which should make more consistent parts. </text:span></text:p>
              </text:list-item>
              <text:list-item>
                <text:p text:style-name="P10"><text:span text:style-name="T2">An enclosed printer enables management of fumes, allowing a wider range of materials to be printed.</text:span></text:p>
              </text:list-item>
              <text:list-item>
                <text:p text:style-name="P10"><text:span text:style-name="T2">An enclosed printer reduces energy required to maintain the build plate temperature.</text:span></text:p>
                <text:p text:style-name="P10"><text:span text:style-name="T2"/></text:p>
              </text:list-item>
            </text:list>
            <text:p text:style-name="P10"><text:span text:style-name="T2">Concerns</text:span></text:p>
            <text:list text:continue-numbering="true" text:style-name="L3">
              <text:list-item>
                <text:p><text:span text:style-name="T2">We will need a fan to mix cool air from outside the enclosure to maintain the internal temperature. Placement will be important to keep drafts from deforming a part while it is being printed.</text:span></text:p>
              </text:list-item>
            </text:list>
            <text:p text:style-name="P10"><text:span text:style-name="T2">What material items does this decision allow us to purchase?</text:span></text:p>
            <text:list text:continue-numbering="true" text:style-name="L3">
              <text:list-item>
                <text:p text:style-name="P10"><text:span text:style-name="T2">Polycarbonate sheet</text:span></text:p>
              </text:list-item>
              <text:list-item>
                <text:p text:style-name="P10"><text:span text:style-name="T2">Exhaust fan</text:span></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7"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layer="layout" svg:width="25.199cm" svg:height="2.211cm" svg:x="1.4cm" svg:y="0.837cm" presentation:class="title" presentation:user-transformed="true">
          <draw:text-box>
            <text:p>Document repository?</text:p>
          </draw:text-box>
        </draw:frame>
        <draw:frame presentation:style-name="pr6" draw:layer="layout" svg:width="25.199cm" svg:height="15.38cm" svg:x="1.4cm" svg:y="3.302cm" presentation:class="outline" presentation:user-transformed="true">
          <draw:text-box>
            <text:p text:style-name="P8"><text:span text:style-name="T2">Proposed decision: </text:span><text:span text:style-name="T2"><text:line-break/></text:span><text:span text:style-name="T2">We will use the BARN github </text:span><text:span text:style-name="T7">(https://github.com/BainbridgeArtisanResourceNetwork)</text:span><text:span text:style-name="T2"> as a repository for the documentation of the project, the design, and the operating manuals for the project.</text:span></text:p>
            <text:p text:style-name="P9"><text:span text:style-name="T2">Proposal date: 2019-11-26</text:span></text:p>
            <text:p text:style-name="P8"><text:span text:style-name="T2">Proposed ratification date: 2019-12-03</text:span></text:p>
            <text:p text:style-name="P9"><text:span text:style-name="T2">Rationale</text:span></text:p>
            <text:list text:style-name="L3">
              <text:list-item>
                <text:p text:style-name="P10"><text:span text:style-name="T2">An enclosed printer enables the area around the part to be maintained at a constant temperature, which should make more consistent parts. </text:span></text:p>
              </text:list-item>
              <text:list-item>
                <text:p text:style-name="P10"><text:span text:style-name="T2">An enclosed printer enables management of fumes, allowing a wider range of materials to be printed.</text:span></text:p>
              </text:list-item>
              <text:list-item>
                <text:p text:style-name="P10"><text:span text:style-name="T2">An enclosed printer reduces energy required to maintain the build plate temperature.</text:span></text:p>
                <text:p text:style-name="P10"><text:span text:style-name="T2"/></text:p>
              </text:list-item>
            </text:list>
            <text:p text:style-name="P10"><text:span text:style-name="T2">Concerns</text:span></text:p>
            <text:list text:continue-numbering="true" text:style-name="L3">
              <text:list-item>
                <text:p><text:span text:style-name="T2">We will need a fan to mix cool air from outside the enclosure to maintain the internal temperature. Placement will be important to keep drafts from deforming a part while it is being printed.</text:span></text:p>
              </text:list-item>
            </text:list>
            <text:p text:style-name="P10"><text:span text:style-name="T2">What material items does this decision allow us to purchase?</text:span></text:p>
            <text:list text:continue-numbering="true" text:style-name="L3">
              <text:list-item>
                <text:p text:style-name="P10"><text:span text:style-name="T2">Polycarbonate sheet</text:span></text:p>
              </text:list-item>
              <text:list-item>
                <text:p text:style-name="P10"><text:span text:style-name="T2">Exhaust fan</text:span></text:p>
                <text:p text:style-name="P10"><text:span text:style-name="T2"><text:s/></text:span></text:p>
              </text:list-item>
            </text:list>
            <text:p text:style-name="P10"><text:span text:style-name="T2">Next steps</text:span></text:p>
            <text:list text:continue-numbering="true" text:style-name="L3">
              <text:list-item>
                <text:p><text:span text:style-name="T2">Collect feedback, ratify decision</text:span></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cision doc – Document repository</text:p>
          </draw:text-box>
        </draw:frame>
        <draw:frame presentation:style-name="pr6" draw:layer="layout" svg:width="25.199cm" svg:height="13.859cm" svg:x="1.4cm" svg:y="4.914cm" presentation:class="outline" presentation:user-transformed="true">
          <draw:text-box>
            <text:list text:style-name="L3">
              <text:list-item>
                <text:p><text:span text:style-name="T8">2019-11-26 </text:span></text:p>
                <text:list>
                  <text:list-item>
                    <text:p><text:span text:style-name="T3">Proposed decision: DIY a <text:s/>Core XY style printer</text:span></text:p>
                  </text:list-item>
                  <text:list-item>
                    <text:p><text:span text:style-name="T3">Rationale</text:span></text:p>
                    <text:list>
                      <text:list-item>
                        <text:p><text:span text:style-name="T9"><text:s/></text:span></text:p>
                      </text:list-item>
                    </text:list>
                  </text:list-item>
                  <text:list-item>
                    <text:p><text:span text:style-name="T9">Next steps</text:span></text:p>
                    <text:list>
                      <text:list-item>
                        <text:p><text:span text:style-name="T9">If not objections, will lock this at our next meeting. </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7"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opics for 12/3/2019</text:p>
          </draw:text-box>
        </draw:frame>
        <draw:frame presentation:style-name="pr6" draw:layer="layout" svg:width="25.199cm" svg:height="13.859cm" svg:x="1.4cm" svg:y="4.914cm" presentation:class="outline">
          <draw:text-box>
            <text:list text:style-name="L3">
              <text:list-item>
                <text:p>This page starts a section of material to use in discussion of agenda topics for next week.</text:p>
                <text:list>
                  <text:list-item>
                    <text:p>Which Extruder?</text:p>
                  </text:list-item>
                  <text:list-item>
                    <text:p>Include a Tool Changer?</text:p>
                  </text:list-item>
                  <text:list-item>
                    <text:p>Which electronics parts?</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3" draw:layer="layout" svg:width="25.199cm" svg:height="2.211cm" svg:x="1.4cm" svg:y="0.837cm" presentation:class="title" presentation:user-transformed="true">
          <draw:text-box>
            <text:p text:style-name="P13"><text:span text:style-name="T10">Which Extruder/hotend?</text:span></text:p>
          </draw:text-box>
        </draw:frame>
        <draw:frame presentation:style-name="pr6" draw:layer="layout" svg:width="25.199cm" svg:height="13.859cm" svg:x="1.4cm" svg:y="3.302cm" presentation:class="outline" presentation:user-transformed="true">
          <draw:text-box>
            <text:p text:style-name="P8"><text:span text:style-name="T2">Information:</text:span></text:p>
            <text:p text:style-name="P9"><text:span text:style-name="T2">Requirements</text:span></text:p>
            <text:list text:style-name="L3">
              <text:list-item>
                <text:p text:style-name="P8"><text:span text:style-name="T2">Default extruder should be dual-material</text:span></text:p>
              </text:list-item>
            </text:list>
            <text:p text:style-name="P14"><text:span text:style-name="T2">Features we like:</text:span></text:p>
            <text:list text:continue-numbering="true" text:style-name="L3">
              <text:list-item>
                <text:p text:style-name="P14"><text:span text:style-name="T2">Dual gear drive</text:span></text:p>
              </text:list-item>
              <text:list-item>
                <text:p text:style-name="P14"><text:span text:style-name="T2">Direct drive (vs bowden)</text:span></text:p>
                <text:p text:style-name="P14"><text:span text:style-name="T2"/></text:p>
              </text:list-item>
            </text:list>
            <text:p text:style-name="P9"><text:span text:style-name="T2">Recommendations:</text:span></text:p>
            <text:list text:continue-numbering="true" text:style-name="L3">
              <text:list-item>
                <text:p text:style-name="P8"><text:span text:style-name="T2">(From Mark) Bondtech BMG-X2 and Mosquito hot ends</text:span><text:span text:style-name="T2"><text:line-break/></text:span><text:span text:style-name="T2"/></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7"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text-style-name="P13" draw:layer="layout" svg:width="25.199cm" svg:height="2.211cm" svg:x="1.4cm" svg:y="0.837cm" presentation:class="title" presentation:user-transformed="true">
          <draw:text-box>
            <text:p text:style-name="P13"><text:span text:style-name="T10">Include a tool-changer?</text:span></text:p>
          </draw:text-box>
        </draw:frame>
        <draw:frame presentation:style-name="pr6" draw:layer="layout" svg:width="25.199cm" svg:height="13.859cm" svg:x="1.4cm" svg:y="3.302cm" presentation:class="outline" presentation:user-transformed="true">
          <draw:text-box>
            <text:p text:style-name="P8"><text:span text:style-name="T2">Information:</text:span></text:p>
            <text:p text:style-name="P9"><text:span text:style-name="T2">Requirements</text:span></text:p>
            <text:list text:style-name="L3">
              <text:list-item>
                <text:p text:style-name="P8"><text:span text:style-name="T2">None</text:span></text:p>
              </text:list-item>
            </text:list>
            <text:p text:style-name="P14"><text:span text:style-name="T2">Features we like:</text:span></text:p>
            <text:list text:continue-numbering="true" text:style-name="L3">
              <text:list-item>
                <text:p text:style-name="P14"><text:span text:style-name="T2">A tool changer give flexibility for multiple materials</text:span></text:p>
              </text:list-item>
              <text:list-item>
                <text:p text:style-name="P14"><text:span text:style-name="T2">Mark says his design can support the E3D tool changer (but he has not implemented it yet)</text:span></text:p>
                <text:p text:style-name="P14"><text:span text:style-name="T2"/></text:p>
              </text:list-item>
            </text:list>
            <text:p text:style-name="P9"><text:span text:style-name="T2">Recommendations:</text:span></text:p>
            <text:list text:continue-numbering="true" text:style-name="L3">
              <text:list-item>
                <text:p text:style-name="P9"><text:span text:style-name="T2">E3D style tool changer</text:span></text:p>
              </text:list-item>
              <text:list-item>
                <text:p text:style-name="P8"><text:span text:style-name="T2">Jubilee “variant” of E3D tool changer</text:span><text:span text:style-name="T2"><text:line-break/></text:span><text:span text:style-name="T2"/></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7"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13" draw:layer="layout" svg:width="25.199cm" svg:height="2.211cm" svg:x="1.4cm" svg:y="0.837cm" presentation:class="title" presentation:user-transformed="true">
          <draw:text-box>
            <text:p text:style-name="P13"><text:span text:style-name="T10">Which Electronics?</text:span></text:p>
          </draw:text-box>
        </draw:frame>
        <draw:frame presentation:style-name="pr6" draw:layer="layout" svg:width="25.199cm" svg:height="13.859cm" svg:x="1.4cm" svg:y="3.302cm" presentation:class="outline" presentation:user-transformed="true">
          <draw:text-box>
            <text:p text:style-name="P8"><text:span text:style-name="T2">Information:</text:span></text:p>
            <text:p text:style-name="P9"><text:span text:style-name="T2">Requirements</text:span></text:p>
            <text:list text:style-name="L3">
              <text:list-item>
                <text:p text:style-name="P8"><text:span text:style-name="T2">Support all the motors, thermocouples, switches, PWM signals etc that we need.</text:span></text:p>
              </text:list-item>
            </text:list>
            <text:p text:style-name="P14"><text:span text:style-name="T2">Features we like:</text:span></text:p>
            <text:list text:continue-numbering="true" text:style-name="L3">
              <text:list-item>
                <text:p text:style-name="P14"><text:span text:style-name="T2">&gt;8 bit</text:span></text:p>
                <text:p text:style-name="P14"><text:span text:style-name="T2"/></text:p>
              </text:list-item>
            </text:list>
            <text:p text:style-name="P9"><text:span text:style-name="T2">Recommendations:</text:span></text:p>
            <text:list text:continue-numbering="true" text:style-name="L3">
              <text:list-item>
                <text:p text:style-name="P8"><text:span text:style-name="T2">Duet2 <text:s/>+ Paneldu touchscreen + (if needed) Duex 5 expander</text:span></text:p>
              </text:list-item>
              <text:list-item>
                <text:p text:style-name="P8"><text:span text:style-name="T2">Duet3 + HDMI touchscreen</text:span><text:span text:style-name="T2"><text:line-break/></text:span><text:span text:style-name="T2"/></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7"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Big decsion list – from proposal</text:p>
          </draw:text-box>
        </draw:frame>
        <draw:frame presentation:style-name="pr6" draw:layer="layout" svg:width="25.199cm" svg:height="13.859cm" svg:x="1.4cm" svg:y="4.914cm" presentation:class="outline" presentation:user-transformed="true">
          <draw:text-box>
            <text:list text:style-name="L3">
              <text:list-item>
                <text:p><text:span text:style-name="T11">Design decisions</text:span></text:p>
                <text:list>
                  <text:list-item>
                    <text:p text:style-name="P10"><text:span text:style-name="T2">Build plate size</text:span></text:p>
                  </text:list-item>
                  <text:list-item>
                    <text:p text:style-name="P10"><text:span text:style-name="T2">Max Z size</text:span></text:p>
                  </text:list-item>
                  <text:list-item>
                    <text:p text:style-name="P10"><text:span text:style-name="T2">CoreXY belt layout (mostly pulley arrangement)</text:span></text:p>
                  </text:list-item>
                  <text:list-item>
                    <text:p text:style-name="P10"><text:span text:style-name="T2">Idler pulley support (cantilever axles vs other, plate vs rails)</text:span></text:p>
                  </text:list-item>
                  <text:list-item>
                    <text:p text:style-name="P10"><text:span text:style-name="T2">Motor mounting (direct vs coupler)</text:span></text:p>
                  </text:list-item>
                  <text:list-item>
                    <text:p text:style-name="P10"><text:span text:style-name="T2">Motor selection (size)</text:span></text:p>
                  </text:list-item>
                  <text:list-item>
                    <text:p text:style-name="P10"><text:span text:style-name="T2">Rail selection (linear vs something else) and placement.</text:span></text:p>
                  </text:list-item>
                  <text:list-item>
                    <text:p text:style-name="P10"><text:span text:style-name="T2">Gantry design</text:span></text:p>
                  </text:list-item>
                  <text:list-item>
                    <text:p text:style-name="P10"><text:span text:style-name="T2">Z-axis (single lead screw vs three)</text:span></text:p>
                  </text:list-item>
                  <text:list-item>
                    <text:p text:style-name="P10"><text:span text:style-name="T2">Electronics (Duet 2 vs wait for Duet 3, UI)</text:span></text:p>
                  </text:list-item>
                  <text:list-item>
                    <text:p text:style-name="P10"><text:span text:style-name="T2">Frame – anti-racking strength (hefty Al stock vs thinner stock with corner strengthening.</text:span></text:p>
                  </text:list-item>
                  <text:list-item>
                    <text:p text:style-name="P10"><text:span text:style-name="T2">Manufactured mechanical pieces – 3D printed vs machined.</text:span></text:p>
                  </text:list-item>
                  <text:list-item>
                    <text:p text:style-name="P10"><text:span text:style-name="T2">Power distribution and control.</text:span></text:p>
                  </text:list-item>
                  <text:list-item>
                    <text:p text:style-name="P10"><text:span text:style-name="T2">Tool changer or permanent tool (and how many nozzles)</text:span></text:p>
                  </text:list-item>
                  <text:list-item>
                    <text:p text:style-name="P10"><text:span text:style-name="T2">Extruder type (Bowden, direct drive)</text:span></text:p>
                  </text:list-item>
                  <text:list-item>
                    <text:p text:style-name="P10"><text:span text:style-name="T2">Hot end selection</text:span></text:p>
                  </text:list-item>
                  <text:list-item>
                    <text:p text:style-name="P10"><text:span text:style-name="T2">Enclosure design and thermal management.</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7"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Project Goals</text:p>
          </draw:text-box>
        </draw:frame>
        <draw:frame presentation:style-name="pr10" draw:layer="layout" svg:width="25.199cm" svg:height="13.859cm" svg:x="1.4cm" svg:y="4.914cm" presentation:class="subtitle" presentation:user-transformed="true">
          <draw:text-box>
            <text:list text:style-name="L2">
              <text:list-item>
                <text:p text:style-name="P15"><text:tab/>Create an ETA community project</text:p>
              </text:list-item>
              <text:list-item>
                <text:p text:style-name="P16"><text:tab/>Make an “industrial grade”, large capacity 3D printer for ETA studio users</text:p>
              </text:list-item>
            </text:list>
            <text:list text:style-name="L1">
              <text:list-item>
                <text:p text:style-name="P17"><text:span text:style-name="T12">Big enough for helmets/masks</text:span></text:p>
              </text:list-item>
              <text:list-item>
                <text:p text:style-name="P17"><text:span text:style-name="T12">High print quality and fast print speed</text:span></text:p>
              </text:list-item>
              <text:list-item>
                <text:p text:style-name="P17"><text:span text:style-name="T12">Easy to use</text:span></text:p>
              </text:list-item>
              <text:list-item>
                <text:p text:style-name="P17"><text:span text:style-name="T12">Easy to maintain</text:span></text:p>
              </text:list-item>
              <text:list-item>
                <text:p text:style-name="P17"><text:span text:style-name="T12">Well documented</text:span></text:p>
                <text:p text:style-name="P18"><text:span text:style-name="T12"/></text:p>
              </text:list-item>
            </text:list>
          </draw:text-box>
        </draw:frame>
        <presentation:notes draw:style-name="dp2">
          <draw:page-thumbnail draw:style-name="gr1" draw:layer="layout" svg:width="13.968cm" svg:height="10.476cm" svg:x="3.81cm" svg:y="2.123cm" draw:page-number="18" presentation:class="page"/>
          <draw:frame presentation:style-name="pr7"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4" draw:layer="layout" svg:width="25.199cm" svg:height="1.737cm" svg:x="1.4cm" svg:y="0.82cm" presentation:class="title" presentation:user-transformed="true">
          <draw:text-box>
            <text:p>Decision flow – Fundamentals</text:p>
          </draw:text-box>
        </draw:frame>
        <draw:rect draw:style-name="gr2" draw:text-style-name="P20" draw:layer="layout" svg:width="6.096cm" svg:height="1.27cm" svg:x="2.032cm" svg:y="4.064cm">
          <text:p text:style-name="P19"><text:span text:style-name="T13">Printer Style <text:s/>== CoreXY</text:span></text:p>
        </draw:rect>
        <draw:rect draw:style-name="gr3" draw:text-style-name="P20" xml:id="id1" draw:id="id1" draw:layer="layout" svg:width="6.096cm" svg:height="1.778cm" svg:x="2.032cm" svg:y="6.858cm">
          <text:p text:style-name="P19"><text:span text:style-name="T13">Printable materials?</text:span></text:p>
          <text:p text:style-name="P19"><text:span text:style-name="T13">(Max bed temp)</text:span></text:p>
          <text:p text:style-name="P19"><text:span text:style-name="T13">(Max extruder temp)</text:span></text:p>
        </draw:rect>
        <draw:rect draw:style-name="gr3" draw:text-style-name="P20" draw:layer="layout" svg:width="6.096cm" svg:height="1.778cm" svg:x="2.032cm" svg:y="9.652cm">
          <text:p text:style-name="P19"><text:span text:style-name="T13">LEDs</text:span></text:p>
          <text:p text:style-name="P19"><text:span text:style-name="T13">Illumination?</text:span></text:p>
          <text:p text:style-name="P19"><text:span text:style-name="T13">Light show?</text:span></text:p>
        </draw:rect>
        <draw:rect draw:style-name="gr3" draw:text-style-name="P20" draw:layer="layout" svg:width="6.096cm" svg:height="1.778cm" svg:x="2.032cm" svg:y="12.192cm">
          <text:p text:style-name="P19"><text:span text:style-name="T13">Video capture?</text:span></text:p>
        </draw:rect>
        <draw:rect draw:style-name="gr3" draw:text-style-name="P20" draw:layer="layout" svg:width="6.096cm" svg:height="1.778cm" svg:x="2.032cm" svg:y="14.986cm">
          <text:p text:style-name="P19"><text:span text:style-name="T13">Telemetry?</text:span></text:p>
        </draw:rect>
        <draw:rect draw:style-name="gr3" draw:text-style-name="P20" xml:id="id2" draw:id="id2" draw:layer="layout" svg:width="3.81cm" svg:height="1.016cm" svg:x="9.398cm" svg:y="7.112cm">
          <text:p text:style-name="P19"><text:span text:style-name="T13">min quality Print speed</text:span></text:p>
          <text:p text:style-name="P19"><text:span text:style-name="T13">PLA @ 100mm/sec</text:span></text:p>
        </draw:rect>
        <draw:connector draw:style-name="gr4" draw:text-style-name="P19" draw:layer="layout" svg:x1="8.128cm" svg:y1="7.747cm" svg:x2="9.398cm" svg:y2="7.62cm" draw:start-shape="id1" draw:start-glue-point="1" draw:end-shape="id2" draw:end-glue-point="3" svg:d="M8128 7747h529v-127h741">
          <text:p/>
        </draw:connector>
        <draw:rect draw:style-name="gr5" draw:text-style-name="P20" draw:layer="layout" svg:width="10.668cm" svg:height="6.604cm" svg:x="9.398cm" svg:y="9.652cm">
          <text:p text:style-name="P19"><text:span text:style-name="T13">Design Leverage points</text:span></text:p>
          <text:list text:style-name="L1">
            <text:list-item>
              <text:p text:style-name="P2"><text:span text:style-name="T13">Overall Layout == Mark McComsey's Design</text:span></text:p>
            </text:list-item>
            <text:list-item>
              <text:p text:style-name="P2"><text:span text:style-name="T13">Tool changer (if used) == Jubilee (E3D variant)</text:span></text:p>
            </text:list-item>
            <text:list-item>
              <text:p text:style-name="P2"><text:span text:style-name="T13">Belt Layout</text:span></text:p>
            </text:list-item>
            <text:list-item>
              <text:p text:style-name="P2"><text:span text:style-name="T13">Other?</text:span></text:p>
            </text:list-item>
          </text:list>
        </draw:rect>
        <draw:rect draw:style-name="gr3" draw:text-style-name="P20" draw:layer="layout" svg:width="6.096cm" svg:height="1.778cm" svg:x="15.494cm" svg:y="4.318cm">
          <text:p text:style-name="P19"><text:span text:style-name="T13">Where does the printer </text:span></text:p>
          <text:p text:style-name="P19"><text:span text:style-name="T13">live in the studio?</text:span></text:p>
          <text:p text:style-name="P19"><text:span text:style-name="T13"/></text:p>
          <text:p text:style-name="P19"><text:span text:style-name="T13">Under fume hood. </text:span></text:p>
        </draw:rect>
        <draw:rect draw:style-name="gr2" draw:text-style-name="P20" draw:layer="layout" svg:width="6.096cm" svg:height="1.27cm" svg:x="2.032cm" svg:y="5.334cm">
          <text:p text:style-name="P19"><text:span text:style-name="T13">Documentation repository <text:s text:c="2"/>== github – Mike to GET A PROJECT CREATED.</text:span></text:p>
        </draw:rect>
        <presentation:notes draw:style-name="dp2">
          <draw:page-thumbnail draw:style-name="gr1" draw:layer="layout" svg:width="13.968cm" svg:height="10.476cm" svg:x="3.81cm" svg:y="2.123cm" draw:page-number="19" presentation:class="page"/>
          <draw:frame presentation:style-name="pr7"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alysis Core XY belt layout</text:p>
          </draw:text-box>
        </draw:frame>
        <draw:frame presentation:style-name="pr6" draw:layer="layout" svg:width="25.199cm" svg:height="13.859cm" svg:x="1.4cm" svg:y="4.914cm" presentation:class="outline" presentation:user-transformed="true">
          <draw:text-box>
            <text:list text:style-name="L3">
              <text:list-item>
                <text:p><text:span text:style-name="T8">2019-11-27 After the meeting</text:span></text:p>
                <text:list>
                  <text:list-item>
                    <text:p><text:span text:style-name="T3">Good reference material</text:span></text:p>
                    <text:list>
                      <text:list-item>
                        <text:p><text:span text:style-name="T3"><text:a xlink:href="https://drmrehorst.blogspot.com/2018/08/corexy-mechanism-layout-and-belt.html">https://drmrehorst.blogspot.com/2018/08/corexy-mechanism-layout-and-belt.html</text:a></text:span></text:p>
                      </text:list-item>
                      <text:list-item>
                        <text:p><text:span text:style-name="T3"><text:a xlink:href="https://drmrehorst.blogspot.com/2017/07/ummd-corexy-mechanism.html">https://drmrehorst.blogspot.com/2017/07/ummd-corexy-mechanism.html</text:a></text:span></text:p>
                      </text:list-item>
                      <text:list-item>
                        <text:p><text:span text:style-name="T3"/></text:p>
                      </text:list-item>
                    </text:list>
                  </text:list-item>
                  <text:list-item>
                    <text:p><text:span text:style-name="T3">Rationale</text:span></text:p>
                    <text:list>
                      <text:list-item>
                        <text:p><text:span text:style-name="T9"><text:s/></text:span></text:p>
                      </text:list-item>
                    </text:list>
                  </text:list-item>
                  <text:list-item>
                    <text:p><text:span text:style-name="T9">Next steps</text:span></text:p>
                    <text:list>
                      <text:list-item>
                        <text:p><text:span text:style-name="T9">If not objections, will lock this at our next meeting. </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7"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4" draw:layer="layout" svg:width="25.199cm" svg:height="1.737cm" svg:x="1.4cm" svg:y="0.82cm" presentation:class="title" presentation:user-transformed="true">
          <draw:text-box>
            <text:p>Decision flow – frame size</text:p>
          </draw:text-box>
        </draw:frame>
        <draw:rect draw:style-name="gr3" draw:text-style-name="P20" xml:id="id5" draw:id="id5" draw:layer="layout" svg:width="2.794cm" svg:height="1.27cm" svg:x="2.032cm" svg:y="4.064cm">
          <text:p text:style-name="P19"><text:span text:style-name="T13">Build plate </text:span></text:p>
          <text:p text:style-name="P19"><text:span text:style-name="T13">Size?</text:span></text:p>
        </draw:rect>
        <draw:rect draw:style-name="gr3" draw:text-style-name="P20" xml:id="id7" draw:id="id7" draw:layer="layout" svg:width="2.794cm" svg:height="1.27cm" svg:x="2.032cm" svg:y="5.334cm">
          <text:p text:style-name="P19"><text:span text:style-name="T13">Part </text:span></text:p>
          <text:p text:style-name="P19"><text:span text:style-name="T13">Max Z Height?</text:span></text:p>
        </draw:rect>
        <draw:rect draw:style-name="gr3" draw:text-style-name="P20" xml:id="id3" draw:id="id3" draw:layer="layout" svg:width="2.794cm" svg:height="1.27cm" svg:x="2.032cm" svg:y="14.732cm">
          <text:p text:style-name="P19"><text:span text:style-name="T13">Tool changer?</text:span></text:p>
        </draw:rect>
        <draw:connector draw:style-name="gr6" draw:text-style-name="P20" draw:layer="layout" draw:line-skew="-0.127cm -0.515cm" svg:x1="4.826cm" svg:y1="15.367cm" svg:x2="7.493cm" svg:y2="14.986cm" draw:start-shape="id3" draw:start-glue-point="1" draw:end-shape="id4" draw:end-glue-point="0" svg:d="M4826 15367h508v-1397h2159v1016">
          <text:p text:style-name="P19"><text:span text:style-name="T13">Yes</text:span></text:p>
        </draw:connector>
        <draw:rect draw:style-name="gr3" draw:text-style-name="P20" xml:id="id12" draw:id="id12" draw:layer="layout" svg:width="2.794cm" svg:height="0.762cm" svg:x="10.668cm" svg:y="15.24cm">
          <text:p text:style-name="P19"><text:span text:style-name="T13">Which face?</text:span></text:p>
        </draw:rect>
        <draw:rect draw:style-name="gr3" draw:text-style-name="P20" xml:id="id15" draw:id="id15" draw:layer="layout" svg:width="2.794cm" svg:height="0.762cm" svg:x="10.668cm" svg:y="16.002cm">
          <text:p text:style-name="P19"><text:span text:style-name="T13">Volume?</text:span></text:p>
        </draw:rect>
        <draw:rect draw:style-name="gr3" draw:text-style-name="P20" xml:id="id4" draw:id="id4" draw:layer="layout" svg:width="2.794cm" svg:height="0.762cm" svg:x="6.096cm" svg:y="14.986cm">
          <text:p text:style-name="P19"><text:span text:style-name="T13">Select one</text:span></text:p>
        </draw:rect>
        <draw:rect draw:style-name="gr3" draw:text-style-name="P20" xml:id="id13" draw:id="id13" draw:layer="layout" svg:width="2.794cm" svg:height="0.762cm" svg:x="6.096cm" svg:y="15.748cm">
          <text:p text:style-name="P19"><text:span text:style-name="T13">How many tools</text:span></text:p>
        </draw:rect>
        <draw:rect draw:style-name="gr3" draw:text-style-name="P20" xml:id="id14" draw:id="id14" draw:layer="layout" svg:width="2.794cm" svg:height="0.762cm" svg:x="6.096cm" svg:y="16.51cm">
          <text:p text:style-name="P19"><text:span text:style-name="T13">Which tools?</text:span></text:p>
        </draw:rect>
        <draw:rect draw:style-name="gr3" draw:text-style-name="P20" xml:id="id8" draw:id="id8" draw:layer="layout" svg:width="2.794cm" svg:height="1.778cm" svg:x="2.032cm" svg:y="6.858cm">
          <text:p text:style-name="P19"><text:span text:style-name="T13">Z- Lift </text:span></text:p>
          <text:p text:style-name="P19"><text:span text:style-name="T13">One or three </text:span></text:p>
          <text:p text:style-name="P19"><text:span text:style-name="T13">motors</text:span></text:p>
        </draw:rect>
        <draw:rect draw:style-name="gr3" draw:text-style-name="P20" xml:id="id9" draw:id="id9" draw:layer="layout" svg:width="2.794cm" svg:height="1.27cm" svg:x="5.334cm" svg:y="6.858cm">
          <text:p text:style-name="P19"><text:span text:style-name="T13">NEMA 17 </text:span></text:p>
          <text:p text:style-name="P19"><text:span text:style-name="T13">or 23 motor(s)</text:span></text:p>
        </draw:rect>
        <draw:rect draw:style-name="gr3" draw:text-style-name="P20" xml:id="id10" draw:id="id10" draw:layer="layout" svg:width="2.794cm" svg:height="0.762cm" svg:x="9.906cm" svg:y="6.858cm">
          <text:p text:style-name="P19"><text:span text:style-name="T13">Which face(es)?</text:span></text:p>
        </draw:rect>
        <draw:rect draw:style-name="gr3" draw:text-style-name="P20" xml:id="id11" draw:id="id11" draw:layer="layout" svg:width="2.794cm" svg:height="0.762cm" svg:x="9.906cm" svg:y="7.62cm">
          <text:p text:style-name="P19"><text:span text:style-name="T13">Volume?</text:span></text:p>
        </draw:rect>
        <draw:rect draw:style-name="gr3" draw:text-style-name="P20" xml:id="id16" draw:id="id16" draw:layer="layout" svg:width="2.794cm" svg:height="1.27cm" svg:x="2.032cm" svg:y="18.542cm">
          <text:p text:style-name="P19"><text:span text:style-name="T13">Enclosed?</text:span></text:p>
        </draw:rect>
        <draw:rect draw:style-name="gr3" draw:text-style-name="P20" xml:id="id17" draw:id="id17" draw:layer="layout" svg:width="2.794cm" svg:height="1.27cm" svg:x="5.588cm" svg:y="18.542cm">
          <text:p text:style-name="P19"><text:span text:style-name="T13">Airflow plan </text:span></text:p>
          <text:p text:style-name="P19"><text:span text:style-name="T13">fan placement</text:span></text:p>
        </draw:rect>
        <draw:rect draw:style-name="gr3" draw:text-style-name="P20" xml:id="id6" draw:id="id6" draw:layer="layout" svg:width="3.81cm" svg:height="2.794cm" svg:x="15.748cm" svg:y="13.208cm">
          <text:p text:style-name="P19"><text:span text:style-name="T13">Required frame size</text:span></text:p>
          <text:p text:style-name="P19"><text:span text:style-name="T13">X = </text:span></text:p>
          <text:p text:style-name="P19"><text:span text:style-name="T13">Y =</text:span></text:p>
          <text:p text:style-name="P19"><text:span text:style-name="T13">Z =</text:span></text:p>
        </draw:rect>
        <draw:connector draw:style-name="gr4" draw:text-style-name="P19" draw:layer="layout" draw:line-skew="4.445cm" svg:x1="4.826cm" svg:y1="4.699cm" svg:x2="15.748cm" svg:y2="14.605cm" draw:start-shape="id5" draw:start-glue-point="1" draw:end-shape="id6" draw:end-glue-point="3" svg:d="M4826 4699h9906v9906h1016">
          <text:p/>
        </draw:connector>
        <draw:connector draw:style-name="gr4" draw:text-style-name="P19" draw:layer="layout" draw:line-skew="4.445cm" svg:x1="4.826cm" svg:y1="5.969cm" svg:x2="15.748cm" svg:y2="14.605cm" draw:start-shape="id7" draw:start-glue-point="1" draw:end-shape="id6" draw:end-glue-point="3" svg:d="M4826 5969h9906v8636h1016">
          <text:p/>
        </draw:connector>
        <draw:connector draw:style-name="gr7" draw:text-style-name="P19" draw:layer="layout" svg:x1="4.826cm" svg:y1="7.747cm" svg:x2="5.334cm" svg:y2="7.493cm" draw:start-shape="id8" draw:start-glue-point="1" draw:end-shape="id9" draw:end-glue-point="3" svg:d="M4826 7747h254v-254h254">
          <text:p/>
        </draw:connector>
        <draw:connector draw:style-name="gr4" draw:text-style-name="P19" draw:layer="layout" svg:x1="8.128cm" svg:y1="7.493cm" svg:x2="9.906cm" svg:y2="7.239cm" draw:start-shape="id9" draw:start-glue-point="1" draw:end-shape="id10" svg:d="M8128 7493h818v-254h960">
          <text:p/>
        </draw:connector>
        <draw:connector draw:style-name="gr4" draw:text-style-name="P19" draw:layer="layout" draw:line-skew="0.462cm" svg:x1="12.7cm" svg:y1="7.239cm" svg:x2="15.748cm" svg:y2="14.605cm" draw:start-shape="id10" draw:start-glue-point="1" draw:end-shape="id6" draw:end-glue-point="3" svg:d="M12700 7239h2032v7366h1016">
          <text:p/>
        </draw:connector>
        <draw:connector draw:style-name="gr4" draw:text-style-name="P19" draw:layer="layout" draw:line-skew="0.508cm" svg:x1="12.7cm" svg:y1="8.001cm" svg:x2="15.748cm" svg:y2="14.605cm" draw:start-shape="id11" draw:start-glue-point="1" draw:end-shape="id6" draw:end-glue-point="3" svg:d="M12700 8001h2032v6604h1016">
          <text:p/>
        </draw:connector>
        <draw:connector draw:style-name="gr7" draw:text-style-name="P19" draw:layer="layout" draw:line-skew="0.127cm" svg:x1="8.89cm" svg:y1="15.367cm" svg:x2="12.065cm" svg:y2="15.24cm" draw:start-shape="id4" draw:start-glue-point="1" draw:end-shape="id12" draw:end-glue-point="0" svg:d="M8890 15367h1016v-628h2159v501">
          <text:p/>
        </draw:connector>
        <draw:connector draw:style-name="gr7" draw:text-style-name="P19" draw:layer="layout" draw:line-skew="0.083cm" svg:x1="8.89cm" svg:y1="16.129cm" svg:x2="12.065cm" svg:y2="15.24cm" draw:start-shape="id13" draw:start-glue-point="1" draw:end-shape="id12" draw:end-glue-point="0" svg:d="M8890 16129h1016v-1390h2159v501">
          <text:p/>
        </draw:connector>
        <draw:connector draw:style-name="gr7" draw:text-style-name="P19" draw:layer="layout" draw:line-skew="0.127cm" svg:x1="8.89cm" svg:y1="16.891cm" svg:x2="12.065cm" svg:y2="15.24cm" draw:start-shape="id14" draw:start-glue-point="1" draw:end-shape="id12" draw:end-glue-point="0" svg:d="M8890 16891h1016v-2152h2159v501">
          <text:p/>
        </draw:connector>
        <draw:connector draw:style-name="gr4" draw:text-style-name="P19" draw:layer="layout" draw:line-skew="0.127cm" svg:x1="13.462cm" svg:y1="15.621cm" svg:x2="15.748cm" svg:y2="14.605cm" draw:start-shape="id12" draw:start-glue-point="1" draw:end-shape="id6" draw:end-glue-point="3" svg:d="M13462 15621h1270v-1016h1016">
          <text:p/>
        </draw:connector>
        <draw:connector draw:style-name="gr4" draw:text-style-name="P19" draw:layer="layout" draw:line-skew="0.127cm" svg:x1="13.462cm" svg:y1="16.383cm" svg:x2="15.748cm" svg:y2="14.605cm" draw:start-shape="id15" draw:end-shape="id6" draw:end-glue-point="3" svg:d="M13462 16383h1270v-1778h1016">
          <text:p/>
        </draw:connector>
        <draw:connector draw:style-name="gr7" draw:text-style-name="P19" draw:layer="layout" svg:x1="4.826cm" svg:y1="19.177cm" svg:x2="5.588cm" svg:y2="19.177cm" draw:start-shape="id16" draw:start-glue-point="1" draw:end-shape="id17" draw:end-glue-point="3" svg:d="M4826 19177h762">
          <text:p/>
        </draw:connector>
        <draw:rect draw:style-name="gr3" draw:text-style-name="P20" xml:id="id18" draw:id="id18" draw:layer="layout" svg:width="2.794cm" svg:height="0.762cm" svg:x="10.668cm" svg:y="18.85cm">
          <text:p text:style-name="P19"><text:span text:style-name="T13">Volume?</text:span></text:p>
        </draw:rect>
        <draw:connector draw:style-name="gr7" draw:text-style-name="P19" draw:layer="layout" svg:x1="8.382cm" svg:y1="19.177cm" svg:x2="10.668cm" svg:y2="19.231cm" draw:start-shape="id17" draw:start-glue-point="1" draw:end-shape="id18" draw:end-glue-point="3" svg:d="M8382 19177h1143v54h1143">
          <text:p/>
        </draw:connector>
        <draw:connector draw:style-name="gr4" draw:text-style-name="P19" draw:layer="layout" draw:line-skew="0.127cm" svg:x1="13.462cm" svg:y1="19.231cm" svg:x2="15.748cm" svg:y2="14.605cm" draw:start-shape="id18" draw:end-shape="id6" draw:end-glue-point="3" svg:d="M13462 19231h1270v-4626h1016">
          <text:p/>
        </draw:connector>
        <draw:rect draw:style-name="gr3" draw:text-style-name="P20" xml:id="id19" draw:id="id19" draw:layer="layout" svg:width="2.794cm" svg:height="1.27cm" svg:x="21.59cm" svg:y="17.272cm">
          <text:p text:style-name="P19"><text:span text:style-name="T13">Select Frame </text:span></text:p>
          <text:p text:style-name="P19"><text:span text:style-name="T13">material</text:span></text:p>
        </draw:rect>
        <draw:connector draw:style-name="gr4" draw:text-style-name="P19" draw:layer="layout" svg:x1="17.653cm" svg:y1="16.002cm" svg:x2="22.987cm" svg:y2="17.272cm" draw:start-shape="id6" draw:start-glue-point="2" draw:end-shape="id19" svg:d="M17653 16002v635h5334v635">
          <text:p/>
        </draw:connector>
        <draw:rect draw:style-name="gr8" draw:text-style-name="P20" xml:id="id20" draw:id="id20" draw:layer="layout" svg:width="2.794cm" svg:height="1.27cm" svg:x="24.892cm" svg:y="17.272cm">
          <text:p text:style-name="P19"><text:span text:style-name="T13">Buy Frame </text:span></text:p>
          <text:p text:style-name="P19"><text:span text:style-name="T13">material</text:span></text:p>
        </draw:rect>
        <draw:connector draw:style-name="gr4" draw:text-style-name="P19" draw:layer="layout" svg:x1="24.384cm" svg:y1="17.907cm" svg:x2="24.892cm" svg:y2="17.907cm" draw:start-shape="id19" draw:start-glue-point="1" draw:end-shape="id20" draw:end-glue-point="3" svg:d="M24384 17907h508">
          <text:p/>
        </draw:connector>
        <draw:rect draw:style-name="gr8" draw:text-style-name="P20" xml:id="id21" draw:id="id21" draw:layer="layout" svg:width="2.794cm" svg:height="1.27cm" svg:x="6.858cm" svg:y="8.89cm">
          <text:p text:style-name="P19"><text:span text:style-name="T13">Buy Z Motors</text:span></text:p>
          <text:p text:style-name="P19"><text:span text:style-name="T13">material</text:span></text:p>
        </draw:rect>
        <draw:connector draw:style-name="gr4" draw:text-style-name="P19" draw:layer="layout" svg:x1="6.731cm" svg:y1="8.128cm" svg:x2="6.858cm" svg:y2="9.525cm" draw:start-shape="id9" draw:start-glue-point="2" draw:end-shape="id21" svg:d="M6731 8128v1397h127">
          <text:p/>
        </draw:connector>
        <draw:rect draw:style-name="gr3" draw:text-style-name="P20" xml:id="id22" draw:id="id22" draw:layer="layout" svg:width="3.048cm" svg:height="1.016cm" svg:x="17.272cm" svg:y="6.604cm">
          <text:p text:style-name="P19"><text:span text:style-name="T13">Select </text:span></text:p>
          <text:p text:style-name="P19"><text:span text:style-name="T13">Lead-screw(s) </text:span></text:p>
        </draw:rect>
        <draw:rect draw:style-name="gr3" draw:text-style-name="P20" xml:id="id23" draw:id="id23" draw:layer="layout" svg:width="3.048cm" svg:height="1.016cm" svg:x="17.272cm" svg:y="8.59cm">
          <text:p text:style-name="P19"><text:span text:style-name="T13">Select </text:span></text:p>
          <text:p text:style-name="P19"><text:span text:style-name="T13">Z rails</text:span></text:p>
        </draw:rect>
        <draw:rect draw:style-name="gr3" draw:text-style-name="P20" draw:layer="layout" svg:width="3.048cm" svg:height="1.016cm" svg:x="17.272cm" svg:y="7.62cm">
          <text:p text:style-name="P19"><text:span text:style-name="T13">Select </text:span></text:p>
          <text:p text:style-name="P19"><text:span text:style-name="T13">Shaft coupler(s)</text:span></text:p>
        </draw:rect>
        <draw:connector draw:style-name="gr4" draw:text-style-name="P19" draw:layer="layout" draw:line-skew="-5.969cm 0.247cm" svg:x1="4.826cm" svg:y1="7.747cm" svg:x2="18.796cm" svg:y2="6.604cm" draw:start-shape="id8" draw:start-glue-point="1" draw:end-shape="id22" draw:end-glue-point="0" svg:d="M4826 7747h254v-1397h13716v254">
          <text:p/>
        </draw:connector>
        <draw:rect draw:style-name="gr9" draw:text-style-name="P20" xml:id="id24" draw:id="id24" draw:layer="layout" svg:width="3.048cm" svg:height="1.016cm" svg:x="21.082cm" svg:y="6.604cm">
          <text:p text:style-name="P19"><text:span text:style-name="T13">Buy</text:span></text:p>
          <text:p text:style-name="P19"><text:span text:style-name="T13">Lead-screw(s) </text:span></text:p>
        </draw:rect>
        <draw:rect draw:style-name="gr9" draw:text-style-name="P20" draw:layer="layout" svg:width="3.048cm" svg:height="1.016cm" svg:x="21.082cm" svg:y="8.59cm">
          <text:p text:style-name="P19"><text:span text:style-name="T13">Buy</text:span></text:p>
          <text:p text:style-name="P19"><text:span text:style-name="T13">Z rails</text:span></text:p>
        </draw:rect>
        <draw:rect draw:style-name="gr9" draw:text-style-name="P20" draw:layer="layout" svg:width="3.048cm" svg:height="1.016cm" svg:x="21.082cm" svg:y="7.62cm">
          <text:p text:style-name="P19"><text:span text:style-name="T13">Buy </text:span></text:p>
          <text:p text:style-name="P19"><text:span text:style-name="T13">Shaft coupler(s)</text:span></text:p>
        </draw:rect>
        <draw:connector draw:style-name="gr4" draw:text-style-name="P19" draw:layer="layout" draw:line-skew="0cm 3.803cm" svg:x1="18.796cm" svg:y1="9.606cm" svg:x2="22.606cm" svg:y2="6.604cm" draw:start-shape="id23" draw:start-glue-point="2" draw:end-shape="id24" draw:end-glue-point="0" svg:d="M18796 9606v501h1778v-4004h2032v501">
          <text:p/>
        </draw:connector>
        <draw:rect draw:style-name="gr3" draw:text-style-name="P20" xml:id="id26" draw:id="id26" draw:layer="layout" svg:width="2.794cm" svg:height="1.27cm" svg:x="2.032cm" svg:y="11.176cm">
          <text:p text:style-name="P19"><text:span text:style-name="T13">Build plate </text:span></text:p>
          <text:p text:style-name="P19"><text:span text:style-name="T13">Structure?</text:span></text:p>
        </draw:rect>
        <draw:rect draw:style-name="gr3" draw:text-style-name="P20" xml:id="id25" draw:id="id25" draw:layer="layout" svg:width="2.794cm" svg:height="0.762cm" svg:x="9.652cm" svg:y="11.43cm">
          <text:p text:style-name="P19"><text:span text:style-name="T13">Z -Volume?</text:span></text:p>
        </draw:rect>
        <draw:connector draw:style-name="gr4" draw:text-style-name="P19" draw:layer="layout" draw:line-skew="0.384cm" svg:x1="12.446cm" svg:y1="11.811cm" svg:x2="15.748cm" svg:y2="14.605cm" draw:start-shape="id25" draw:start-glue-point="1" svg:d="M12446 11811h2286v2794h1016">
          <text:p/>
        </draw:connector>
        <draw:connector draw:style-name="gr4" draw:text-style-name="P19" draw:layer="layout" draw:line-skew="-5.969cm 0.247cm" svg:x1="4.826cm" svg:y1="7.747cm" svg:x2="18.796cm" svg:y2="6.604cm" svg:d="M4826 7747h254v-1397h13716v254">
          <text:p/>
        </draw:connector>
        <draw:connector draw:style-name="gr4" draw:text-style-name="P19" draw:layer="layout" svg:x1="4.826cm" svg:y1="11.811cm" svg:x2="9.652cm" svg:y2="11.811cm" draw:start-shape="id26" draw:start-glue-point="1" draw:end-shape="id25" draw:end-glue-point="3" svg:d="M4826 11811h4826">
          <text:p/>
        </draw:connector>
        <draw:rect draw:style-name="gr3" draw:text-style-name="P20" xml:id="id27" draw:id="id27" draw:layer="layout" svg:width="2.794cm" svg:height="1.27cm" svg:x="20.828cm" svg:y="13.208cm">
          <text:p text:style-name="P19"><text:span text:style-name="T13">Top plate size</text:span></text:p>
        </draw:rect>
        <draw:connector draw:style-name="gr4" draw:text-style-name="P19" draw:layer="layout" svg:x1="19.558cm" svg:y1="14.605cm" svg:x2="20.828cm" svg:y2="13.843cm" draw:start-shape="id6" draw:end-shape="id27" svg:d="M19558 14605h635v-762h635">
          <text:p/>
        </draw:connector>
        <draw:rect draw:style-name="gr8" draw:text-style-name="P20" xml:id="id28" draw:id="id28" draw:layer="layout" svg:width="2.794cm" svg:height="1.27cm" svg:x="24.384cm" svg:y="13.208cm">
          <text:p text:style-name="P19"><text:span text:style-name="T13">Buy top plate </text:span></text:p>
          <text:p text:style-name="P19"><text:span text:style-name="T13">material</text:span></text:p>
        </draw:rect>
        <draw:connector draw:style-name="gr4" draw:text-style-name="P19" draw:layer="layout" svg:x1="23.622cm" svg:y1="13.843cm" svg:x2="24.384cm" svg:y2="13.843cm" draw:start-shape="id27" draw:start-glue-point="1" draw:end-shape="id28" draw:end-glue-point="3" svg:d="M23622 13843h762">
          <text:p/>
        </draw:connector>
        <draw:rect draw:style-name="gr3" draw:text-style-name="P20" xml:id="id29" draw:id="id29" draw:layer="layout" svg:width="2.794cm" svg:height="1.27cm" svg:x="20.874cm" svg:y="14.732cm">
          <text:p text:style-name="P19"><text:span text:style-name="T13">Bottom</text:span></text:p>
          <text:p text:style-name="P19"><text:span text:style-name="T13"><text:s/></text:span><text:span text:style-name="T13">plate size</text:span></text:p>
        </draw:rect>
        <draw:connector draw:style-name="gr4" draw:text-style-name="P19" draw:layer="layout" svg:x1="19.558cm" svg:y1="14.605cm" svg:x2="20.874cm" svg:y2="15.367cm" draw:start-shape="id6" draw:start-glue-point="1" draw:end-shape="id29" svg:d="M19558 14605h658v762h658">
          <text:p/>
        </draw:connector>
        <draw:rect draw:style-name="gr8" draw:text-style-name="P20" xml:id="id30" draw:id="id30" draw:layer="layout" svg:width="2.794cm" svg:height="1.778cm" svg:x="24.43cm" svg:y="14.732cm">
          <text:p text:style-name="P19"><text:span text:style-name="T13">Buy bottom</text:span></text:p>
          <text:p text:style-name="P19"><text:span text:style-name="T13"><text:s/></text:span><text:span text:style-name="T13">plate </text:span></text:p>
          <text:p text:style-name="P19"><text:span text:style-name="T13">material</text:span></text:p>
        </draw:rect>
        <draw:connector draw:style-name="gr4" draw:text-style-name="P19" draw:layer="layout" svg:x1="23.668cm" svg:y1="15.367cm" svg:x2="24.43cm" svg:y2="15.621cm" draw:start-shape="id29" draw:start-glue-point="1" draw:end-shape="id30" draw:end-glue-point="3" svg:d="M23668 15367h381v254h381">
          <text:p/>
        </draw:connector>
        <presentation:notes draw:style-name="dp2">
          <draw:page-thumbnail draw:style-name="gr1"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4" draw:layer="layout" svg:width="25.199cm" svg:height="1.737cm" svg:x="1.4cm" svg:y="0.82cm" presentation:class="title" presentation:user-transformed="true">
          <draw:text-box>
            <text:p>Decision flow – Build plate</text:p>
          </draw:text-box>
        </draw:frame>
        <draw:rect draw:style-name="gr3" draw:text-style-name="P20" xml:id="id31" draw:id="id31" draw:layer="layout" svg:width="2.794cm" svg:height="1.27cm" svg:x="2.032cm" svg:y="4.064cm">
          <text:p text:style-name="P19"><text:span text:style-name="T13">Build plate </text:span></text:p>
          <text:p text:style-name="P19"><text:span text:style-name="T13">Size?</text:span></text:p>
        </draw:rect>
        <draw:rect draw:style-name="gr3" draw:text-style-name="P20" xml:id="id40" draw:id="id40" draw:layer="layout" svg:width="2.794cm" svg:height="1.27cm" svg:x="2.032cm" svg:y="13.462cm">
          <text:p text:style-name="P19"><text:span text:style-name="T13">Build plate </text:span></text:p>
          <text:p text:style-name="P19"><text:span text:style-name="T13">Structure?</text:span></text:p>
        </draw:rect>
        <draw:rect draw:style-name="gr3" draw:text-style-name="P20" xml:id="id41" draw:id="id41" draw:layer="layout" svg:width="2.794cm" svg:height="1.27cm" svg:x="6.604cm" svg:y="13.462cm">
          <text:p text:style-name="P19"><text:span text:style-name="T13">Lift <text:s/>rough</text:span></text:p>
          <text:p text:style-name="P19"><text:span text:style-name="T13">design</text:span></text:p>
        </draw:rect>
        <draw:rect draw:style-name="gr8" draw:text-style-name="P20" xml:id="id42" draw:id="id42" draw:layer="layout" svg:width="2.794cm" svg:height="1.27cm" svg:x="10.16cm" svg:y="13.462cm">
          <text:p text:style-name="P19"><text:span text:style-name="T13">Buy lift </text:span></text:p>
          <text:p text:style-name="P19"><text:span text:style-name="T13">material</text:span></text:p>
        </draw:rect>
        <draw:rect draw:style-name="gr3" draw:text-style-name="P20" xml:id="id32" draw:id="id32" draw:layer="layout" svg:width="2.794cm" svg:height="1.27cm" svg:x="6.604cm" svg:y="4.064cm">
          <text:p text:style-name="P19"><text:span text:style-name="T13">Build plate </text:span></text:p>
          <text:p text:style-name="P19"><text:span text:style-name="T13">Style?</text:span></text:p>
        </draw:rect>
        <draw:rect draw:style-name="gr3" draw:text-style-name="P20" xml:id="id33" draw:id="id33" draw:layer="layout" svg:width="2.794cm" svg:height="1.27cm" svg:x="9.906cm" svg:y="4.064cm">
          <text:p text:style-name="P19"><text:span text:style-name="T13">Select </text:span></text:p>
          <text:p text:style-name="P19"><text:span text:style-name="T13">Build plate </text:span></text:p>
        </draw:rect>
        <draw:rect draw:style-name="gr8" draw:text-style-name="P20" xml:id="id34" draw:id="id34" draw:layer="layout" svg:width="2.794cm" svg:height="1.27cm" svg:x="13.716cm" svg:y="4.064cm">
          <text:p text:style-name="P19"><text:span text:style-name="T13">Buy </text:span></text:p>
          <text:p text:style-name="P19"><text:span text:style-name="T13">build plate(s)</text:span></text:p>
        </draw:rect>
        <draw:rect draw:style-name="gr3" draw:text-style-name="P20" xml:id="id35" draw:id="id35" draw:layer="layout" svg:width="2.794cm" svg:height="2.286cm" svg:x="6.604cm" svg:y="5.842cm">
          <text:p text:style-name="P19"><text:span text:style-name="T13">Bed heater</text:span></text:p>
          <text:p text:style-name="P19"><text:span text:style-name="T13">Style?</text:span></text:p>
          <text:p text:style-name="P19"><text:span text:style-name="T13">AC/DC?</text:span></text:p>
          <text:p text:style-name="P19"><text:span text:style-name="T13">Make/Buy?</text:span></text:p>
        </draw:rect>
        <draw:rect draw:style-name="gr3" draw:text-style-name="P20" xml:id="id37" draw:id="id37" draw:layer="layout" svg:width="2.794cm" svg:height="1.27cm" svg:x="9.906cm" svg:y="5.842cm">
          <text:p text:style-name="P19"><text:span text:style-name="T13">Select </text:span></text:p>
          <text:p text:style-name="P19"><text:span text:style-name="T13">Bed heater </text:span></text:p>
        </draw:rect>
        <draw:rect draw:style-name="gr8" draw:text-style-name="P20" xml:id="id38" draw:id="id38" draw:layer="layout" svg:width="2.794cm" svg:height="1.27cm" svg:x="13.716cm" svg:y="5.842cm">
          <text:p text:style-name="P19"><text:span text:style-name="T13">Buy </text:span></text:p>
          <text:p text:style-name="P19"><text:span text:style-name="T13">Bed material</text:span></text:p>
        </draw:rect>
        <draw:rect draw:style-name="gr8" draw:text-style-name="P20" xml:id="id39" draw:id="id39" draw:layer="layout" svg:width="2.794cm" svg:height="1.27cm" svg:x="13.716cm" svg:y="7.366cm">
          <text:p text:style-name="P19"><text:span text:style-name="T13">Buy </text:span></text:p>
          <text:p text:style-name="P19"><text:span text:style-name="T13">Bed heater</text:span></text:p>
        </draw:rect>
        <draw:connector draw:style-name="gr4" draw:text-style-name="P19" draw:layer="layout" svg:x1="4.826cm" svg:y1="4.699cm" svg:x2="6.604cm" svg:y2="4.699cm" draw:start-shape="id31" draw:start-glue-point="1" draw:end-shape="id32" draw:end-glue-point="3" svg:d="M4826 4699h1778">
          <text:p/>
        </draw:connector>
        <draw:connector draw:style-name="gr4" draw:text-style-name="P19" draw:layer="layout" svg:x1="9.398cm" svg:y1="4.699cm" svg:x2="9.906cm" svg:y2="4.699cm" draw:start-shape="id32" draw:start-glue-point="1" draw:end-shape="id33" svg:d="M9398 4699h508">
          <text:p/>
        </draw:connector>
        <draw:connector draw:style-name="gr4" draw:text-style-name="P19" draw:layer="layout" svg:x1="12.7cm" svg:y1="4.699cm" svg:x2="13.716cm" svg:y2="4.699cm" draw:start-shape="id33" draw:start-glue-point="1" draw:end-shape="id34" svg:d="M12700 4699h1016">
          <text:p/>
        </draw:connector>
        <draw:connector draw:style-name="gr4" draw:text-style-name="P19" draw:layer="layout" svg:x1="4.826cm" svg:y1="4.699cm" svg:x2="4.826cm" svg:y2="4.699cm" draw:start-shape="id31" draw:start-glue-point="1" draw:end-shape="id31" svg:d="M4826 4699z">
          <text:p/>
        </draw:connector>
        <draw:connector draw:style-name="gr4" draw:text-style-name="P19" xml:id="id36" draw:id="id36" draw:layer="layout" svg:x1="9.398cm" svg:y1="6.985cm" svg:x2="9.398cm" svg:y2="6.985cm" draw:start-shape="id35" draw:end-shape="id35" draw:end-glue-point="1" svg:d="M9398 6985z">
          <text:p/>
        </draw:connector>
        <draw:connector draw:style-name="gr4" draw:text-style-name="P19" draw:layer="layout" svg:x1="9.398cm" svg:y1="6.985cm" svg:x2="9.906cm" svg:y2="6.477cm" draw:start-shape="id36" draw:start-glue-point="0" draw:end-shape="id37" draw:end-glue-point="3" svg:d="M9398 6985v-508h508">
          <text:p/>
        </draw:connector>
        <draw:connector draw:style-name="gr4" draw:text-style-name="P19" draw:layer="layout" svg:x1="12.7cm" svg:y1="6.477cm" svg:x2="13.716cm" svg:y2="6.477cm" draw:start-shape="id37" draw:start-glue-point="1" draw:end-shape="id38" draw:end-glue-point="3" svg:d="M12700 6477h1016">
          <text:p/>
        </draw:connector>
        <draw:connector draw:style-name="gr4" draw:text-style-name="P19" draw:layer="layout" svg:x1="12.7cm" svg:y1="6.477cm" svg:x2="13.716cm" svg:y2="8.001cm" draw:start-shape="id37" draw:start-glue-point="1" draw:end-shape="id39" draw:end-glue-point="3" svg:d="M12700 6477h508v1524h508">
          <text:p/>
        </draw:connector>
        <draw:connector draw:style-name="gr4" draw:text-style-name="P19" draw:layer="layout" svg:x1="4.826cm" svg:y1="14.097cm" svg:x2="6.604cm" svg:y2="14.097cm" draw:start-shape="id40" draw:start-glue-point="1" draw:end-shape="id41" draw:end-glue-point="3" svg:d="M4826 14097h1778">
          <text:p/>
        </draw:connector>
        <draw:connector draw:style-name="gr4" draw:text-style-name="P19" draw:layer="layout" svg:x1="9.398cm" svg:y1="14.097cm" svg:x2="10.16cm" svg:y2="14.097cm" draw:start-shape="id41" draw:start-glue-point="1" draw:end-shape="id42" draw:end-glue-point="3" svg:d="M9398 14097h762">
          <text:p/>
        </draw:connector>
        <draw:rect draw:style-name="gr3" draw:text-style-name="P20" xml:id="id43" draw:id="id43" draw:layer="layout" svg:width="3.556cm" svg:height="1.27cm" svg:x="9.652cm" svg:y="9.214cm">
          <text:p text:style-name="P19"><text:span text:style-name="T13">Select </text:span></text:p>
          <text:p text:style-name="P19"><text:span text:style-name="T13">Bed heater SSR</text:span></text:p>
        </draw:rect>
        <draw:rect draw:style-name="gr8" draw:text-style-name="P20" xml:id="id44" draw:id="id44" draw:layer="layout" svg:width="3.556cm" svg:height="1.27cm" svg:x="13.716cm" svg:y="9.214cm">
          <text:p text:style-name="P19"><text:span text:style-name="T13">Buy </text:span></text:p>
          <text:p text:style-name="P19"><text:span text:style-name="T13">Bed heater SSR</text:span></text:p>
        </draw:rect>
        <draw:connector draw:style-name="gr4" draw:text-style-name="P19" draw:layer="layout" svg:x1="11.303cm" svg:y1="7.112cm" svg:x2="11.43cm" svg:y2="9.214cm" draw:start-shape="id37" draw:start-glue-point="2" draw:end-shape="id43" draw:end-glue-point="0" svg:d="M11303 7112v1051h127v1051">
          <text:p/>
        </draw:connector>
        <draw:connector draw:style-name="gr4" draw:text-style-name="P19" draw:layer="layout" svg:x1="13.208cm" svg:y1="9.849cm" svg:x2="13.716cm" svg:y2="9.849cm" draw:start-shape="id43" draw:start-glue-point="1" draw:end-shape="id44" svg:d="M13208 9849h508">
          <text:p/>
        </draw:connector>
        <presentation:notes draw:style-name="dp2">
          <draw:page-thumbnail draw:style-name="gr1" draw:layer="layout" svg:width="13.968cm" svg:height="10.476cm" svg:x="3.81cm" svg:y="2.123cm" draw:page-number="22" presentation:class="page"/>
          <draw:frame presentation:style-name="pr7"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4" draw:layer="layout" svg:width="25.199cm" svg:height="1.737cm" svg:x="1.4cm" svg:y="0.82cm" presentation:class="title" presentation:user-transformed="true">
          <draw:text-box>
            <text:p>Decision flow – Build plate</text:p>
          </draw:text-box>
        </draw:frame>
        <draw:rect draw:style-name="gr3" draw:text-style-name="P20" xml:id="id45" draw:id="id45" draw:layer="layout" svg:width="2.794cm" svg:height="1.27cm" svg:x="2.032cm" svg:y="4.064cm">
          <text:p text:style-name="P19"><text:span text:style-name="T13">Build plate </text:span></text:p>
          <text:p text:style-name="P19"><text:span text:style-name="T13">Size?</text:span></text:p>
        </draw:rect>
        <draw:rect draw:style-name="gr3" draw:text-style-name="P20" xml:id="id54" draw:id="id54" draw:layer="layout" svg:width="2.794cm" svg:height="1.27cm" svg:x="2.032cm" svg:y="13.462cm">
          <text:p text:style-name="P19"><text:span text:style-name="T13">Build plate </text:span></text:p>
          <text:p text:style-name="P19"><text:span text:style-name="T13">Structure?</text:span></text:p>
        </draw:rect>
        <draw:rect draw:style-name="gr3" draw:text-style-name="P20" xml:id="id55" draw:id="id55" draw:layer="layout" svg:width="2.794cm" svg:height="1.27cm" svg:x="6.604cm" svg:y="13.462cm">
          <text:p text:style-name="P19"><text:span text:style-name="T13">Lift <text:s/>rough</text:span></text:p>
          <text:p text:style-name="P19"><text:span text:style-name="T13">design</text:span></text:p>
        </draw:rect>
        <draw:rect draw:style-name="gr8" draw:text-style-name="P20" xml:id="id56" draw:id="id56" draw:layer="layout" svg:width="2.794cm" svg:height="1.27cm" svg:x="10.16cm" svg:y="13.462cm">
          <text:p text:style-name="P19"><text:span text:style-name="T13">Buy lift </text:span></text:p>
          <text:p text:style-name="P19"><text:span text:style-name="T13">material</text:span></text:p>
        </draw:rect>
        <draw:rect draw:style-name="gr3" draw:text-style-name="P20" xml:id="id46" draw:id="id46" draw:layer="layout" svg:width="2.794cm" svg:height="1.27cm" svg:x="6.604cm" svg:y="4.064cm">
          <text:p text:style-name="P19"><text:span text:style-name="T13">Build plate </text:span></text:p>
          <text:p text:style-name="P19"><text:span text:style-name="T13">Style?</text:span></text:p>
        </draw:rect>
        <draw:rect draw:style-name="gr3" draw:text-style-name="P20" xml:id="id47" draw:id="id47" draw:layer="layout" svg:width="2.794cm" svg:height="1.27cm" svg:x="9.906cm" svg:y="4.064cm">
          <text:p text:style-name="P19"><text:span text:style-name="T13">Select </text:span></text:p>
          <text:p text:style-name="P19"><text:span text:style-name="T13">Build plate </text:span></text:p>
        </draw:rect>
        <draw:rect draw:style-name="gr8" draw:text-style-name="P20" xml:id="id48" draw:id="id48" draw:layer="layout" svg:width="2.794cm" svg:height="1.27cm" svg:x="13.716cm" svg:y="4.064cm">
          <text:p text:style-name="P19"><text:span text:style-name="T13">Buy </text:span></text:p>
          <text:p text:style-name="P19"><text:span text:style-name="T13">build plate(s)</text:span></text:p>
        </draw:rect>
        <draw:rect draw:style-name="gr3" draw:text-style-name="P20" xml:id="id49" draw:id="id49" draw:layer="layout" svg:width="2.794cm" svg:height="2.286cm" svg:x="6.604cm" svg:y="5.842cm">
          <text:p text:style-name="P19"><text:span text:style-name="T13">Bed heater</text:span></text:p>
          <text:p text:style-name="P19"><text:span text:style-name="T13">Style?</text:span></text:p>
          <text:p text:style-name="P19"><text:span text:style-name="T13">AC/DC?</text:span></text:p>
          <text:p text:style-name="P19"><text:span text:style-name="T13">Make/Buy?</text:span></text:p>
        </draw:rect>
        <draw:rect draw:style-name="gr3" draw:text-style-name="P20" xml:id="id51" draw:id="id51" draw:layer="layout" svg:width="2.794cm" svg:height="1.27cm" svg:x="9.906cm" svg:y="5.842cm">
          <text:p text:style-name="P19"><text:span text:style-name="T13">Select </text:span></text:p>
          <text:p text:style-name="P19"><text:span text:style-name="T13">Bed heater </text:span></text:p>
        </draw:rect>
        <draw:rect draw:style-name="gr8" draw:text-style-name="P20" xml:id="id52" draw:id="id52" draw:layer="layout" svg:width="2.794cm" svg:height="1.27cm" svg:x="13.716cm" svg:y="5.842cm">
          <text:p text:style-name="P19"><text:span text:style-name="T13">Buy </text:span></text:p>
          <text:p text:style-name="P19"><text:span text:style-name="T13">Bed material</text:span></text:p>
        </draw:rect>
        <draw:rect draw:style-name="gr8" draw:text-style-name="P20" xml:id="id53" draw:id="id53" draw:layer="layout" svg:width="2.794cm" svg:height="1.27cm" svg:x="13.716cm" svg:y="7.366cm">
          <text:p text:style-name="P19"><text:span text:style-name="T13">Buy </text:span></text:p>
          <text:p text:style-name="P19"><text:span text:style-name="T13">Bed heater</text:span></text:p>
        </draw:rect>
        <draw:connector draw:style-name="gr4" draw:text-style-name="P19" draw:layer="layout" svg:x1="4.826cm" svg:y1="4.699cm" svg:x2="6.604cm" svg:y2="4.699cm" draw:start-shape="id45" draw:start-glue-point="1" draw:end-shape="id46" draw:end-glue-point="3" svg:d="M4826 4699h1778">
          <text:p/>
        </draw:connector>
        <draw:connector draw:style-name="gr4" draw:text-style-name="P19" draw:layer="layout" svg:x1="9.398cm" svg:y1="4.699cm" svg:x2="9.906cm" svg:y2="4.699cm" draw:start-shape="id46" draw:start-glue-point="1" draw:end-shape="id47" svg:d="M9398 4699h508">
          <text:p/>
        </draw:connector>
        <draw:connector draw:style-name="gr4" draw:text-style-name="P19" draw:layer="layout" svg:x1="12.7cm" svg:y1="4.699cm" svg:x2="13.716cm" svg:y2="4.699cm" draw:start-shape="id47" draw:start-glue-point="1" draw:end-shape="id48" svg:d="M12700 4699h1016">
          <text:p/>
        </draw:connector>
        <draw:connector draw:style-name="gr4" draw:text-style-name="P19" draw:layer="layout" svg:x1="4.826cm" svg:y1="4.699cm" svg:x2="4.826cm" svg:y2="4.699cm" draw:start-shape="id45" draw:start-glue-point="1" draw:end-shape="id45" svg:d="M4826 4699z">
          <text:p/>
        </draw:connector>
        <draw:connector draw:style-name="gr4" draw:text-style-name="P19" xml:id="id50" draw:id="id50" draw:layer="layout" svg:x1="9.398cm" svg:y1="6.985cm" svg:x2="9.398cm" svg:y2="6.985cm" draw:start-shape="id49" draw:end-shape="id49" draw:end-glue-point="1" svg:d="M9398 6985z">
          <text:p/>
        </draw:connector>
        <draw:connector draw:style-name="gr4" draw:text-style-name="P19" draw:layer="layout" svg:x1="9.398cm" svg:y1="6.985cm" svg:x2="9.906cm" svg:y2="6.477cm" draw:start-shape="id50" draw:start-glue-point="0" draw:end-shape="id51" draw:end-glue-point="3" svg:d="M9398 6985v-508h508">
          <text:p/>
        </draw:connector>
        <draw:connector draw:style-name="gr4" draw:text-style-name="P19" draw:layer="layout" svg:x1="12.7cm" svg:y1="6.477cm" svg:x2="13.716cm" svg:y2="6.477cm" draw:start-shape="id51" draw:start-glue-point="1" draw:end-shape="id52" draw:end-glue-point="3" svg:d="M12700 6477h1016">
          <text:p/>
        </draw:connector>
        <draw:connector draw:style-name="gr4" draw:text-style-name="P19" draw:layer="layout" svg:x1="12.7cm" svg:y1="6.477cm" svg:x2="13.716cm" svg:y2="8.001cm" draw:start-shape="id51" draw:start-glue-point="1" draw:end-shape="id53" draw:end-glue-point="3" svg:d="M12700 6477h508v1524h508">
          <text:p/>
        </draw:connector>
        <draw:connector draw:style-name="gr4" draw:text-style-name="P19" draw:layer="layout" svg:x1="4.826cm" svg:y1="14.097cm" svg:x2="6.604cm" svg:y2="14.097cm" draw:start-shape="id54" draw:start-glue-point="1" draw:end-shape="id55" draw:end-glue-point="3" svg:d="M4826 14097h1778">
          <text:p/>
        </draw:connector>
        <draw:connector draw:style-name="gr4" draw:text-style-name="P19" draw:layer="layout" svg:x1="9.398cm" svg:y1="14.097cm" svg:x2="10.16cm" svg:y2="14.097cm" draw:start-shape="id55" draw:start-glue-point="1" draw:end-shape="id56" draw:end-glue-point="3" svg:d="M9398 14097h762">
          <text:p/>
        </draw:connector>
        <draw:rect draw:style-name="gr3" draw:text-style-name="P20" xml:id="id57" draw:id="id57" draw:layer="layout" svg:width="3.556cm" svg:height="1.27cm" svg:x="9.652cm" svg:y="9.214cm">
          <text:p text:style-name="P19"><text:span text:style-name="T13">Select </text:span></text:p>
          <text:p text:style-name="P19"><text:span text:style-name="T13">Bed heater SSR</text:span></text:p>
        </draw:rect>
        <draw:rect draw:style-name="gr8" draw:text-style-name="P20" xml:id="id58" draw:id="id58" draw:layer="layout" svg:width="3.556cm" svg:height="1.27cm" svg:x="13.716cm" svg:y="9.214cm">
          <text:p text:style-name="P19"><text:span text:style-name="T13">Buy </text:span></text:p>
          <text:p text:style-name="P19"><text:span text:style-name="T13">Bed heater SSR</text:span></text:p>
        </draw:rect>
        <draw:connector draw:style-name="gr4" draw:text-style-name="P19" draw:layer="layout" svg:x1="11.303cm" svg:y1="7.112cm" svg:x2="11.43cm" svg:y2="9.214cm" draw:start-shape="id51" draw:start-glue-point="2" draw:end-shape="id57" draw:end-glue-point="0" svg:d="M11303 7112v1051h127v1051">
          <text:p/>
        </draw:connector>
        <draw:connector draw:style-name="gr4" draw:text-style-name="P19" draw:layer="layout" svg:x1="13.208cm" svg:y1="9.849cm" svg:x2="13.716cm" svg:y2="9.849cm" draw:start-shape="id57" draw:start-glue-point="1" draw:end-shape="id58" svg:d="M13208 9849h508">
          <text:p/>
        </draw:connector>
        <presentation:notes draw:style-name="dp2">
          <draw:page-thumbnail draw:style-name="gr1" draw:layer="layout" svg:width="13.968cm" svg:height="10.476cm" svg:x="3.81cm" svg:y="2.123cm" draw:page-number="23" presentation:class="page"/>
          <draw:frame presentation:style-name="pr7"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4" draw:layer="layout" svg:width="25.199cm" svg:height="1.737cm" svg:x="1.4cm" svg:y="0.82cm" presentation:class="title" presentation:user-transformed="true">
          <draw:text-box>
            <text:p>Decision flow – XY mechanics</text:p>
          </draw:text-box>
        </draw:frame>
        <draw:rect draw:style-name="gr3" draw:text-style-name="P20" xml:id="id70" draw:id="id70" draw:layer="layout" svg:width="3.048cm" svg:height="1.016cm" svg:x="1.778cm" svg:y="4.318cm">
          <text:p text:style-name="P19"><text:span text:style-name="T13">Belt layout?</text:span></text:p>
        </draw:rect>
        <draw:rect draw:style-name="gr3" draw:text-style-name="P20" xml:id="id64" draw:id="id64" draw:layer="layout" svg:width="3.048cm" svg:height="2.794cm" svg:x="2.01cm" svg:y="14.768cm">
          <text:p text:style-name="P19"><text:span text:style-name="T13">Belt motor</text:span></text:p>
          <text:p text:style-name="P19"><text:span text:style-name="T13">NEMA 17?</text:span></text:p>
          <text:p text:style-name="P19"><text:span text:style-name="T13">NEMA 23?</text:span></text:p>
          <text:p text:style-name="P19"><text:span text:style-name="T13">Steps?</text:span></text:p>
          <text:p text:style-name="P19"><text:span text:style-name="T13">Torque?</text:span></text:p>
        </draw:rect>
        <draw:rect draw:style-name="gr3" draw:text-style-name="P20" xml:id="id59" draw:id="id59" draw:layer="layout" svg:width="3.048cm" svg:height="1.778cm" svg:x="2.01cm" svg:y="12.228cm">
          <text:p text:style-name="P19"><text:span text:style-name="T13">Belt:</text:span></text:p>
          <text:p text:style-name="P19"><text:span text:style-name="T13"><text:s/></text:span><text:span text:style-name="T13">Width?</text:span></text:p>
          <text:p text:style-name="P19"><text:span text:style-name="T13">Material?</text:span></text:p>
        </draw:rect>
        <draw:rect draw:style-name="gr3" draw:text-style-name="P20" xml:id="id67" draw:id="id67" draw:layer="layout" svg:width="3.556cm" svg:height="1.016cm" svg:x="7.62cm" svg:y="8.672cm">
          <text:p text:style-name="P19"><text:span text:style-name="T13">Motor locations?</text:span></text:p>
        </draw:rect>
        <draw:rect draw:style-name="gr3" draw:text-style-name="P20" xml:id="id61" draw:id="id61" draw:layer="layout" svg:width="3.556cm" svg:height="1.778cm" svg:x="7.62cm" svg:y="9.942cm">
          <text:p text:style-name="P19"><text:span text:style-name="T13">Idler pulley count</text:span></text:p>
          <text:p text:style-name="P19"><text:span text:style-name="T13">Toothed?</text:span></text:p>
          <text:p text:style-name="P19"><text:span text:style-name="T13">Smooth?</text:span></text:p>
        </draw:rect>
        <draw:rect draw:style-name="gr3" draw:text-style-name="P20" xml:id="id62" draw:id="id62" draw:layer="layout" svg:width="3.81cm" svg:height="1.27cm" svg:x="11.938cm" svg:y="9.942cm">
          <text:p text:style-name="P19"><text:span text:style-name="T13">Idler pulley mount </text:span></text:p>
          <text:p text:style-name="P19"><text:span text:style-name="T13">rough design</text:span></text:p>
        </draw:rect>
        <draw:rect draw:style-name="gr8" draw:text-style-name="P20" xml:id="id63" draw:id="id63" draw:layer="layout" svg:width="5.08cm" svg:height="1.27cm" svg:x="16.51cm" svg:y="9.942cm">
          <text:p text:style-name="P19"><text:span text:style-name="T13">Buy idler pulley mount </text:span></text:p>
          <text:p text:style-name="P19"><text:span text:style-name="T13">material</text:span></text:p>
        </draw:rect>
        <draw:rect draw:style-name="gr8" draw:text-style-name="P20" xml:id="id60" draw:id="id60" draw:layer="layout" svg:width="3.556cm" svg:height="1.016cm" svg:x="11.938cm" svg:y="11.72cm">
          <text:p text:style-name="P19"><text:span text:style-name="T13">Buy idler pulleys</text:span></text:p>
        </draw:rect>
        <draw:connector draw:style-name="gr4" draw:text-style-name="P19" draw:layer="layout" svg:x1="5.058cm" svg:y1="13.117cm" svg:x2="11.938cm" svg:y2="12.228cm" draw:start-shape="id59" draw:start-glue-point="1" draw:end-shape="id60" draw:end-glue-point="3" svg:d="M5058 13117h3440v-889h3440">
          <text:p/>
        </draw:connector>
        <draw:connector draw:style-name="gr4" draw:text-style-name="P19" draw:layer="layout" svg:x1="9.398cm" svg:y1="11.72cm" svg:x2="11.938cm" svg:y2="12.228cm" draw:start-shape="id61" draw:start-glue-point="2" draw:end-shape="id60" draw:end-glue-point="3" svg:d="M9398 11720v508h2540">
          <text:p/>
        </draw:connector>
        <draw:connector draw:style-name="gr4" draw:text-style-name="P19" draw:layer="layout" svg:x1="11.176cm" svg:y1="10.831cm" svg:x2="11.938cm" svg:y2="10.577cm" draw:start-shape="id61" draw:start-glue-point="1" draw:end-shape="id62" draw:end-glue-point="3" svg:d="M11176 10831h381v-254h381">
          <text:p/>
        </draw:connector>
        <draw:connector draw:style-name="gr4" draw:text-style-name="P19" draw:layer="layout" svg:x1="15.748cm" svg:y1="10.577cm" svg:x2="16.51cm" svg:y2="10.577cm" draw:start-shape="id62" draw:start-glue-point="1" draw:end-shape="id63" draw:end-glue-point="3" svg:d="M15748 10577h762">
          <text:p/>
        </draw:connector>
        <draw:rect draw:style-name="gr8" draw:text-style-name="P20" xml:id="id65" draw:id="id65" draw:layer="layout" svg:width="3.556cm" svg:height="1.016cm" svg:x="7.62cm" svg:y="15.63cm">
          <text:p text:style-name="P19"><text:span text:style-name="T13">Buy X/Y motors</text:span></text:p>
        </draw:rect>
        <draw:connector draw:style-name="gr4" draw:text-style-name="P19" draw:layer="layout" svg:x1="5.058cm" svg:y1="16.165cm" svg:x2="7.62cm" svg:y2="16.138cm" draw:start-shape="id64" draw:start-glue-point="1" draw:end-shape="id65" svg:d="M5058 16165h1281v-27h1281">
          <text:p/>
        </draw:connector>
        <draw:rect draw:style-name="gr8" draw:text-style-name="P20" xml:id="id66" draw:id="id66" draw:layer="layout" svg:width="3.556cm" svg:height="1.016cm" svg:x="11.938cm" svg:y="13.244cm">
          <text:p text:style-name="P19"><text:span text:style-name="T13">Buy belts</text:span></text:p>
        </draw:rect>
        <draw:connector draw:style-name="gr4" draw:text-style-name="P19" draw:layer="layout" draw:line-skew="0.25cm" svg:x1="6.858cm" svg:y1="13.117cm" svg:x2="11.938cm" svg:y2="13.752cm" draw:end-shape="id66" draw:end-glue-point="3" svg:d="M6858 13117h2540v635h2540">
          <text:p/>
        </draw:connector>
        <draw:rect draw:style-name="gr3" draw:text-style-name="P20" xml:id="id68" draw:id="id68" draw:layer="layout" svg:width="3.81cm" svg:height="1.778cm" svg:x="12.192cm" svg:y="7.91cm">
          <text:p text:style-name="P19"><text:span text:style-name="T13">Motor mount </text:span></text:p>
          <text:p text:style-name="P19"><text:span text:style-name="T13">rough design</text:span></text:p>
          <text:p text:style-name="P19"><text:span text:style-name="T13">Coupled/direct?</text:span></text:p>
        </draw:rect>
        <draw:connector draw:style-name="gr4" draw:text-style-name="P19" draw:layer="layout" svg:x1="11.176cm" svg:y1="9.18cm" svg:x2="12.192cm" svg:y2="8.799cm" draw:start-shape="id67" draw:start-glue-point="1" draw:end-shape="id68" draw:end-glue-point="3" svg:d="M11176 9180h508v-381h508">
          <text:p/>
        </draw:connector>
        <draw:rect draw:style-name="gr8" draw:text-style-name="P20" xml:id="id69" draw:id="id69" draw:layer="layout" svg:width="5.08cm" svg:height="1.27cm" svg:x="17.272cm" svg:y="7.91cm">
          <text:p text:style-name="P19"><text:span text:style-name="T13">Buy motor mount </text:span></text:p>
          <text:p text:style-name="P19"><text:span text:style-name="T13">material (couplers?)</text:span></text:p>
        </draw:rect>
        <draw:connector draw:style-name="gr4" draw:text-style-name="P19" draw:layer="layout" svg:x1="15.748cm" svg:y1="10.577cm" svg:x2="17.272cm" svg:y2="8.545cm" draw:end-shape="id69" draw:end-glue-point="3" svg:d="M15748 10577h512v-2032h1012">
          <text:p/>
        </draw:connector>
        <draw:rect draw:style-name="gr3" draw:text-style-name="P20" xml:id="id72" draw:id="id72" draw:layer="layout" svg:width="3.81cm" svg:height="1.27cm" svg:x="11.684cm" svg:y="4.064cm">
          <text:p text:style-name="P19"><text:span text:style-name="T13">Max </text:span></text:p>
          <text:p text:style-name="P19"><text:span text:style-name="T13">Y-rail length</text:span></text:p>
        </draw:rect>
        <draw:rect draw:style-name="gr3" draw:text-style-name="P20" xml:id="id76" draw:id="id76" draw:layer="layout" svg:width="3.81cm" svg:height="1.27cm" svg:x="11.684cm" svg:y="5.588cm">
          <text:p text:style-name="P19"><text:span text:style-name="T13">Max </text:span></text:p>
          <text:p text:style-name="P19"><text:span text:style-name="T13">X-rail length</text:span></text:p>
        </draw:rect>
        <draw:rect draw:style-name="gr3" draw:text-style-name="P20" xml:id="id73" draw:id="id73" draw:layer="layout" svg:width="3.81cm" svg:height="1.27cm" svg:x="16.002cm" svg:y="4.064cm">
          <text:p text:style-name="P19"><text:span text:style-name="T13">Select Y-Rails</text:span></text:p>
          <text:p text:style-name="P19"><text:span text:style-name="T13"/></text:p>
        </draw:rect>
        <draw:rect draw:style-name="gr3" draw:text-style-name="P20" xml:id="id77" draw:id="id77" draw:layer="layout" svg:width="3.81cm" svg:height="1.27cm" svg:x="16.002cm" svg:y="5.588cm">
          <text:p text:style-name="P19"><text:span text:style-name="T13">Select X-Rail </text:span></text:p>
        </draw:rect>
        <draw:rect draw:style-name="gr3" draw:text-style-name="P20" xml:id="id71" draw:id="id71" draw:layer="layout" svg:width="3.81cm" svg:height="1.27cm" svg:x="7.62cm" svg:y="4.064cm">
          <text:p text:style-name="P19"><text:span text:style-name="T13">Rough Y-rail </text:span></text:p>
          <text:p text:style-name="P19"><text:span text:style-name="T13">location</text:span></text:p>
        </draw:rect>
        <draw:rect draw:style-name="gr3" draw:text-style-name="P20" xml:id="id75" draw:id="id75" draw:layer="layout" svg:width="3.81cm" svg:height="1.27cm" svg:x="7.62cm" svg:y="5.588cm">
          <text:p text:style-name="P19"><text:span text:style-name="T13">Rough X-rail </text:span></text:p>
          <text:p text:style-name="P19"><text:span text:style-name="T13">location</text:span></text:p>
        </draw:rect>
        <draw:rect draw:style-name="gr8" draw:text-style-name="P20" xml:id="id74" draw:id="id74" draw:layer="layout" svg:width="3.81cm" svg:height="1.27cm" svg:x="20.066cm" svg:y="4.064cm">
          <text:p text:style-name="P19"><text:span text:style-name="T13">Buy Y-Rails</text:span></text:p>
          <text:p text:style-name="P19"><text:span text:style-name="T13"/></text:p>
        </draw:rect>
        <draw:rect draw:style-name="gr8" draw:text-style-name="P20" xml:id="id78" draw:id="id78" draw:layer="layout" svg:width="3.81cm" svg:height="1.27cm" svg:x="20.066cm" svg:y="5.588cm">
          <text:p text:style-name="P19"><text:span text:style-name="T13">Buy X-Rail </text:span></text:p>
        </draw:rect>
        <draw:connector draw:style-name="gr4" draw:text-style-name="P19" draw:layer="layout" svg:x1="4.826cm" svg:y1="4.826cm" svg:x2="7.62cm" svg:y2="4.699cm" draw:start-shape="id70" draw:start-glue-point="1" draw:end-shape="id71" draw:end-glue-point="3" svg:d="M4826 4826h1397v-127h1397">
          <text:p/>
        </draw:connector>
        <draw:connector draw:style-name="gr4" draw:text-style-name="P19" draw:layer="layout" svg:x1="11.43cm" svg:y1="4.699cm" svg:x2="11.684cm" svg:y2="4.699cm" draw:start-shape="id71" draw:start-glue-point="1" draw:end-shape="id72" draw:end-glue-point="3" svg:d="M11430 4699h254">
          <text:p/>
        </draw:connector>
        <draw:connector draw:style-name="gr4" draw:text-style-name="P19" draw:layer="layout" svg:x1="15.494cm" svg:y1="4.699cm" svg:x2="16.002cm" svg:y2="4.699cm" draw:start-shape="id72" draw:start-glue-point="1" draw:end-shape="id73" draw:end-glue-point="3" svg:d="M15494 4699h508">
          <text:p/>
        </draw:connector>
        <draw:connector draw:style-name="gr10" draw:text-style-name="P19" draw:layer="layout" svg:x1="19.812cm" svg:y1="4.699cm" svg:x2="20.066cm" svg:y2="4.699cm" draw:start-shape="id73" draw:start-glue-point="1" draw:end-shape="id74" draw:end-glue-point="3" svg:d="M19812 4699h254">
          <text:p/>
        </draw:connector>
        <draw:connector draw:style-name="gr4" draw:text-style-name="P19" draw:layer="layout" svg:x1="4.826cm" svg:y1="4.826cm" svg:x2="7.62cm" svg:y2="6.223cm" draw:start-shape="id70" draw:start-glue-point="1" draw:end-shape="id75" svg:d="M4826 4826h1397v1397h1397">
          <text:p/>
        </draw:connector>
        <draw:connector draw:style-name="gr4" draw:text-style-name="P19" draw:layer="layout" svg:x1="11.43cm" svg:y1="6.223cm" svg:x2="11.684cm" svg:y2="6.223cm" draw:start-shape="id75" draw:start-glue-point="1" draw:end-shape="id76" draw:end-glue-point="3" svg:d="M11430 6223h254">
          <text:p/>
        </draw:connector>
        <draw:connector draw:style-name="gr4" draw:text-style-name="P19" draw:layer="layout" svg:x1="15.494cm" svg:y1="6.223cm" svg:x2="16.002cm" svg:y2="6.223cm" draw:start-shape="id76" draw:start-glue-point="1" draw:end-shape="id77" draw:end-glue-point="3" svg:d="M15494 6223h508">
          <text:p/>
        </draw:connector>
        <draw:connector draw:style-name="gr10" draw:text-style-name="P19" draw:layer="layout" svg:x1="19.812cm" svg:y1="6.223cm" svg:x2="20.066cm" svg:y2="6.223cm" draw:start-shape="id77" draw:start-glue-point="1" draw:end-shape="id78" draw:end-glue-point="3" svg:d="M19812 6223h254">
          <text:p/>
        </draw:connector>
        <draw:connector draw:style-name="gr4" draw:text-style-name="P19" draw:layer="layout" svg:x1="4.826cm" svg:y1="4.826cm" svg:x2="7.62cm" svg:y2="9.18cm" draw:start-shape="id70" draw:start-glue-point="1" draw:end-shape="id67" draw:end-glue-point="3" svg:d="M4826 4826h1397v4354h1397">
          <text:p/>
        </draw:connector>
        <draw:connector draw:style-name="gr4" draw:text-style-name="P19" draw:layer="layout" svg:x1="4.826cm" svg:y1="4.826cm" svg:x2="7.62cm" svg:y2="10.831cm" draw:start-shape="id70" draw:start-glue-point="1" draw:end-shape="id61" draw:end-glue-point="3" svg:d="M4826 4826h1397v6005h1397">
          <text:p/>
        </draw:connector>
        <presentation:notes draw:style-name="dp2">
          <draw:page-thumbnail draw:style-name="gr1" draw:layer="layout" svg:width="13.968cm" svg:height="10.476cm" svg:x="3.81cm" svg:y="2.123cm" draw:page-number="24" presentation:class="page"/>
          <draw:frame presentation:style-name="pr7"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4" draw:layer="layout" svg:width="25.199cm" svg:height="1.737cm" svg:x="1.4cm" svg:y="0.82cm" presentation:class="title" presentation:user-transformed="true">
          <draw:text-box>
            <text:p>Decision flow – Electronics</text:p>
          </draw:text-box>
        </draw:frame>
        <draw:rect draw:style-name="gr3" draw:text-style-name="P20" draw:layer="layout" svg:width="6.096cm" svg:height="1.778cm" svg:x="2.032cm" svg:y="4.572cm">
          <text:p text:style-name="P19"><text:span text:style-name="T13">HW control board</text:span></text:p>
          <text:p text:style-name="P19"><text:span text:style-name="T13">8 vs 32 bit?</text:span></text:p>
          <text:p text:style-name="P19"><text:span text:style-name="T13"/></text:p>
        </draw:rect>
        <draw:rect draw:style-name="gr3" draw:text-style-name="P20" draw:layer="layout" svg:width="3.556cm" svg:height="1.27cm" svg:x="9.652cm" svg:y="4.572cm">
          <text:p text:style-name="P19"><text:span text:style-name="T13">Select </text:span></text:p>
          <text:p text:style-name="P19"><text:span text:style-name="T13">controller board</text:span></text:p>
        </draw:rect>
        <draw:rect draw:style-name="gr5" draw:text-style-name="P20" draw:layer="layout" svg:width="6.096cm" svg:height="6.096cm" svg:x="10.414cm" svg:y="9.144cm">
          <text:p text:style-name="P2"><text:span text:style-name="T13">Power budget</text:span></text:p>
          <text:list text:style-name="L1">
            <text:list-item>
              <text:p text:style-name="P21"><text:span text:style-name="T13">Control board</text:span></text:p>
            </text:list-item>
            <text:list-item>
              <text:p text:style-name="P21"><text:span text:style-name="T13">Bed heater</text:span></text:p>
            </text:list-item>
            <text:list-item>
              <text:p text:style-name="P21"><text:span text:style-name="T13">XY motors</text:span></text:p>
            </text:list-item>
            <text:list-item>
              <text:p text:style-name="P21"><text:span text:style-name="T13">Zmotor(s)</text:span></text:p>
            </text:list-item>
            <text:list-item>
              <text:p text:style-name="P21"><text:span text:style-name="T13">Extruder(s)</text:span></text:p>
            </text:list-item>
            <text:list-item>
              <text:p text:style-name="P21"><text:span text:style-name="T13">Hot end(s)</text:span></text:p>
            </text:list-item>
            <text:list-item>
              <text:p text:style-name="P21"><text:span text:style-name="T13">LEDs</text:span></text:p>
            </text:list-item>
            <text:list-item>
              <text:p text:style-name="P21"><text:span text:style-name="T13">(Enclosure cooling fan)</text:span></text:p>
            </text:list-item>
            <text:list-item>
              <text:p text:style-name="P21"><text:span text:style-name="T13">PSU efficiency</text:span></text:p>
            </text:list-item>
          </text:list>
          <text:p text:style-name="P19"><text:span text:style-name="T13"/></text:p>
        </draw:rect>
        <draw:rect draw:style-name="gr8" draw:text-style-name="P20" draw:layer="layout" svg:width="3.556cm" svg:height="1.27cm" svg:x="13.716cm" svg:y="4.572cm">
          <text:p text:style-name="P19"><text:span text:style-name="T13">Buy </text:span></text:p>
          <text:p text:style-name="P19"><text:span text:style-name="T13">controller board</text:span></text:p>
        </draw:rect>
        <draw:rect draw:style-name="gr3" draw:text-style-name="P20" draw:layer="layout" svg:width="3.556cm" svg:height="1.27cm" svg:x="9.652cm" svg:y="6.096cm">
          <text:p text:style-name="P19"><text:span text:style-name="T13">Select </text:span></text:p>
          <text:p text:style-name="P19"><text:span text:style-name="T13">User Interface</text:span></text:p>
        </draw:rect>
        <draw:rect draw:style-name="gr8" draw:text-style-name="P20" draw:layer="layout" svg:width="3.556cm" svg:height="1.27cm" svg:x="13.716cm" svg:y="6.096cm">
          <text:p text:style-name="P19"><text:span text:style-name="T13">Buy </text:span></text:p>
          <text:p text:style-name="P19"><text:span text:style-name="T13">User interface</text:span></text:p>
        </draw:rect>
        <draw:rect draw:style-name="gr3" draw:text-style-name="P20" draw:layer="layout" svg:width="3.556cm" svg:height="1.27cm" svg:x="17.272cm" svg:y="10.668cm">
          <text:p text:style-name="P19"><text:span text:style-name="T13">Select </text:span></text:p>
          <text:p text:style-name="P19"><text:span text:style-name="T13">Power supply</text:span></text:p>
        </draw:rect>
        <draw:rect draw:style-name="gr8" draw:text-style-name="P20" draw:layer="layout" svg:width="3.556cm" svg:height="1.27cm" svg:x="21.282cm" svg:y="10.668cm">
          <text:p text:style-name="P19"><text:span text:style-name="T13">Buy </text:span></text:p>
          <text:p text:style-name="P19"><text:span text:style-name="T13">Power supply</text:span></text:p>
        </draw:rect>
        <presentation:notes draw:style-name="dp2">
          <draw:page-thumbnail draw:style-name="gr1" draw:layer="layout" svg:width="13.968cm" svg:height="10.476cm" svg:x="3.81cm" svg:y="2.123cm" draw:page-number="25" presentation:class="page"/>
          <draw:frame presentation:style-name="pr7"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4" draw:layer="layout" svg:width="25.199cm" svg:height="1.737cm" svg:x="1.4cm" svg:y="0.82cm" presentation:class="title" presentation:user-transformed="true">
          <draw:text-box>
            <text:p>Decision flow – X crossbar</text:p>
          </draw:text-box>
        </draw:frame>
        <draw:rect draw:style-name="gr3" draw:text-style-name="P20" draw:layer="layout" svg:width="2.794cm" svg:height="0.762cm" svg:x="2.54cm" svg:y="4.318cm">
          <text:p text:style-name="P19"><text:span text:style-name="T13">Belt layout</text:span></text:p>
        </draw:rect>
        <draw:rect draw:style-name="gr8" draw:text-style-name="P20" xml:id="id80" draw:id="id80" draw:layer="layout" svg:width="4.064cm" svg:height="1.27cm" svg:x="8.382cm" svg:y="5.588cm">
          <text:p text:style-name="P19"><text:span text:style-name="T13">Buy </text:span></text:p>
          <text:p text:style-name="P19"><text:span text:style-name="T13">Materials for gantry</text:span></text:p>
        </draw:rect>
        <draw:rect draw:style-name="gr3" draw:text-style-name="P20" xml:id="id79" draw:id="id79" draw:layer="layout" svg:width="4.572cm" svg:height="0.762cm" svg:x="2.54cm" svg:y="5.842cm">
          <text:p text:style-name="P19"><text:span text:style-name="T13">Rough Gantry design</text:span></text:p>
        </draw:rect>
        <draw:rect draw:style-name="gr3" draw:text-style-name="P20" xml:id="id81" draw:id="id81" draw:layer="layout" svg:width="4.572cm" svg:height="1.524cm" svg:x="2.54cm" svg:y="7.366cm">
          <text:p text:style-name="P19"><text:span text:style-name="T13">If tool changing - </text:span></text:p>
          <text:p text:style-name="P19"><text:span text:style-name="T13">Tool holder selection</text:span></text:p>
        </draw:rect>
        <draw:rect draw:style-name="gr3" draw:text-style-name="P20" xml:id="id83" draw:id="id83" draw:layer="layout" svg:width="4.572cm" svg:height="0.762cm" svg:x="2.54cm" svg:y="9.652cm">
          <text:p text:style-name="P19"><text:span text:style-name="T13">Extruder selection</text:span></text:p>
        </draw:rect>
        <draw:rect draw:style-name="gr3" draw:text-style-name="P20" xml:id="id85" draw:id="id85" draw:layer="layout" svg:width="4.572cm" svg:height="0.762cm" svg:x="2.54cm" svg:y="11.176cm">
          <text:p text:style-name="P19"><text:span text:style-name="T13">Hot end <text:s/>selection</text:span></text:p>
        </draw:rect>
        <draw:rect draw:style-name="gr8" draw:text-style-name="P20" xml:id="id86" draw:id="id86" draw:layer="layout" svg:width="3.556cm" svg:height="1.27cm" svg:x="8.382cm" svg:y="10.922cm">
          <text:p text:style-name="P19"><text:span text:style-name="T13">Buy </text:span></text:p>
          <text:p text:style-name="P19"><text:span text:style-name="T13">Hot end</text:span></text:p>
        </draw:rect>
        <draw:rect draw:style-name="gr8" draw:text-style-name="P20" xml:id="id84" draw:id="id84" draw:layer="layout" svg:width="3.556cm" svg:height="1.27cm" svg:x="8.382cm" svg:y="9.398cm">
          <text:p text:style-name="P19"><text:span text:style-name="T13">Buy </text:span></text:p>
          <text:p text:style-name="P19"><text:span text:style-name="T13">Extruder</text:span></text:p>
        </draw:rect>
        <draw:rect draw:style-name="gr8" draw:text-style-name="P20" xml:id="id82" draw:id="id82" draw:layer="layout" svg:width="5.334cm" svg:height="1.27cm" svg:x="8.382cm" svg:y="7.366cm">
          <text:p text:style-name="P19"><text:span text:style-name="T13">Buy </text:span></text:p>
          <text:p text:style-name="P19"><text:span text:style-name="T13">Materials for tool changer</text:span></text:p>
        </draw:rect>
        <draw:connector draw:style-name="gr4" draw:text-style-name="P19" draw:layer="layout" svg:x1="7.112cm" svg:y1="6.223cm" svg:x2="8.382cm" svg:y2="6.223cm" draw:start-shape="id79" draw:start-glue-point="1" draw:end-shape="id80" svg:d="M7112 6223h1270">
          <text:p/>
        </draw:connector>
        <draw:connector draw:style-name="gr4" draw:text-style-name="P19" draw:layer="layout" svg:x1="7.112cm" svg:y1="8.128cm" svg:x2="8.382cm" svg:y2="8.001cm" draw:start-shape="id81" draw:start-glue-point="1" draw:end-shape="id82" draw:end-glue-point="3" svg:d="M7112 8128h635v-127h635">
          <text:p/>
        </draw:connector>
        <draw:connector draw:style-name="gr4" draw:text-style-name="P19" draw:layer="layout" svg:x1="7.112cm" svg:y1="10.033cm" svg:x2="8.382cm" svg:y2="10.033cm" draw:start-shape="id83" draw:start-glue-point="1" draw:end-shape="id84" draw:end-glue-point="3" svg:d="M7112 10033h1270">
          <text:p/>
        </draw:connector>
        <draw:connector draw:style-name="gr4" draw:text-style-name="P19" draw:layer="layout" svg:x1="7.112cm" svg:y1="11.557cm" svg:x2="8.382cm" svg:y2="11.557cm" draw:start-shape="id85" draw:start-glue-point="1" draw:end-shape="id86" draw:end-glue-point="3" svg:d="M7112 11557h1270">
          <text:p/>
        </draw:connector>
        <presentation:notes draw:style-name="dp2">
          <draw:page-thumbnail draw:style-name="gr1" draw:layer="layout" svg:width="13.968cm" svg:height="10.476cm" svg:x="3.81cm" svg:y="2.123cm" draw:page-number="26" presentation:class="page"/>
          <draw:frame presentation:style-name="pr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 m</meta:initial-creator>
    <meta:creation-date>2019-11-25T06:50:45.41</meta:creation-date>
    <meta:editing-duration>PT11H27S</meta:editing-duration>
    <meta:editing-cycles>26</meta:editing-cycles>
    <dc:date>2019-11-28T10:08:05.79</dc:date>
    <dc:creator>m m</dc:creator>
    <meta:generator>OpenOffice/4.1.7$Win32 OpenOffice.org_project/417m1$Build-9800</meta:generator>
    <meta:document-statistic meta:object-count="295"/>
  </office:meta>
</office:document-meta>
</file>